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28BA7964.png"/>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B4000000874138D207.png"/>
  <manifest:file-entry manifest:media-type="image/png" manifest:full-path="Pictures/100000000000005E0000005ED13A61AC.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499cm" table:align="center"/>
    </style:style>
    <style:style style:name="Table3.A" style:family="table-column">
      <style:table-column-properties style:column-width="5.396cm"/>
    </style:style>
    <style:style style:name="Table3.B" style:family="table-column">
      <style:table-column-properties style:column-width="3.177cm"/>
    </style:style>
    <style:style style:name="Table3.C" style:family="table-column">
      <style:table-column-properties style:column-width="6.927cm"/>
    </style:style>
    <style:style style:name="Table3.A1" style:family="table-cell">
      <style:table-cell-properties fo:background-color="transparent" fo:padding="0.097cm" fo:border-left="0.002cm solid #000000" fo:border-right="none" fo:border-top="0.002cm solid #000000" fo:border-bottom="none">
        <style:background-image/>
      </style:table-cell-properties>
    </style:style>
    <style:style style:name="Table3.B1" style:family="table-cell">
      <style:table-cell-properties fo:background-color="transparent" fo:padding="0.097cm" fo:border-left="none" fo:border-right="none" fo:border-top="0.002cm solid #000000" fo:border-bottom="none">
        <style:background-image/>
      </style:table-cell-properties>
    </style:style>
    <style:style style:name="Table3.C1" style:family="table-cell">
      <style:table-cell-properties fo:background-color="transparent" fo:padding="0.097cm" fo:border-left="none" fo:border-right="0.002cm solid #000000" fo:border-top="0.002cm solid #000000" fo:border-bottom="none">
        <style:background-image/>
      </style:table-cell-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B2" style:family="table-cell">
      <style:table-cell-properties fo:background-color="transparent" fo:padding="0.097cm" fo:border="none">
        <style:background-image/>
      </style:table-cell-properties>
    </style:style>
    <style:style style:name="Table3.C2" style:family="table-cell">
      <style:table-cell-properties fo:background-color="transparent" fo:padding="0.097cm" fo:border-left="none" fo:border-right="0.002cm solid #000000" fo:border-top="none" fo:border-bottom="none">
        <style:background-image/>
      </style:table-cell-properties>
    </style:style>
    <style:style style:name="Table3.B3" style:family="table-cell" style:data-style-name="N0">
      <style:table-cell-properties fo:background-color="transparent" fo:padding="0.097cm" fo:border="none">
        <style:background-image/>
      </style:table-cell-properties>
    </style:style>
    <style:style style:name="Table3.A8" style:family="table-cell">
      <style:table-cell-properties fo:background-color="transparent" fo:padding="0.097cm" fo:border-left="0.002cm solid #000000" fo:border-right="none" fo:border-top="none" fo:border-bottom="0.002cm solid #000000">
        <style:background-image/>
      </style:table-cell-properties>
    </style:style>
    <style:style style:name="Table3.B8" style:family="table-cell">
      <style:table-cell-properties fo:background-color="transparent" fo:padding="0.097cm" fo:border-left="none" fo:border-right="none" fo:border-top="none" fo:border-bottom="0.002cm solid #000000">
        <style:background-image/>
      </style:table-cell-properties>
    </style:style>
    <style:style style:name="Table3.C8" style:family="table-cell">
      <style:table-cell-properties fo:background-color="transparent" fo:padding="0.097cm" fo:border-left="none" fo:border-right="0.002cm solid #000000" fo:border-top="none" fo:border-bottom="0.002cm solid #000000">
        <style:background-image/>
      </style:table-cell-properties>
    </style:style>
    <style:style style:name="Table1" style:family="table">
      <style:table-properties style:width="12.485cm" fo:margin-left="2.26cm" fo:margin-right="2.258cm" table:align="margins" style:may-break-between-rows="false"/>
    </style:style>
    <style:style style:name="Table1.A" style:family="table-column">
      <style:table-column-properties style:column-width="2.478cm" style:rel-column-width="13008*"/>
    </style:style>
    <style:style style:name="Table1.B" style:family="table-column">
      <style:table-column-properties style:column-width="10.007cm" style:rel-column-width="52527*"/>
    </style:style>
    <style:style style:name="Table1.1" style:family="table-row">
      <style:table-row-properties style:keep-together="false" fo:keep-together="always"/>
    </style:style>
    <style:style style:name="Table1.A1" style:family="table-cell">
      <style:table-cell-properties fo:background-color="transparent" fo:padding="0.097cm" fo:border-left="0.002cm solid #000000" fo:border-right="none" fo:border-top="0.002cm solid #000000" fo:border-bottom="none">
        <style:background-image/>
      </style:table-cell-properties>
    </style:style>
    <style:style style:name="Table1.B1" style:family="table-cell">
      <style:table-cell-properties fo:background-color="transparent" fo:padding="0.097cm" fo:border-left="none" fo:border-right="0.002cm solid #000000" fo:border-top="0.002cm solid #000000" fo:border-bottom="none">
        <style:background-image/>
      </style:table-cell-properties>
    </style:style>
    <style:style style:name="Table1.A2" style:family="table-cell">
      <style:table-cell-properties fo:padding="0.097cm" fo:border-left="0.002cm solid #000000" fo:border-right="none" fo:border-top="none" fo:border-bottom="none"/>
    </style:style>
    <style:style style:name="Table1.B2" style:family="table-cell" style:data-style-name="N0">
      <style:table-cell-properties fo:padding="0.097cm" fo:border-left="none" fo:border-right="0.002cm solid #000000" fo:border-top="none" fo:border-bottom="none"/>
    </style:style>
    <style:style style:name="Table1.B3" style:family="table-cell">
      <style:table-cell-properties fo:padding="0.097cm" fo:border-left="none" fo:border-right="0.002cm solid #000000" fo:border-top="none" fo:border-bottom="none"/>
    </style:style>
    <style:style style:name="Table1.A10" style:family="table-cell">
      <style:table-cell-properties fo:padding="0.097cm" fo:border-left="0.002cm solid #000000" fo:border-right="none" fo:border-top="none" fo:border-bottom="0.002cm solid #000000"/>
    </style:style>
    <style:style style:name="Table1.B10" style:family="table-cell">
      <style:table-cell-properties fo:padding="0.097cm" fo:border-left="none" fo:border-right="0.002cm solid #000000" fo:border-top="none" fo:border-bottom="0.002cm solid #000000"/>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center" style:justify-single-word="false"/>
      <style:text-properties fo:font-style="normal" style:font-style-asian="normal" style:font-style-complex="normal"/>
    </style:style>
    <style:style style:name="P3" style:family="paragraph" style:parent-style-name="Text_20_body">
      <style:text-properties style:font-name="Cochin1"/>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sian="TimesNewRomanPSMT" style:font-name-complex="TimesNewRomanPSMT"/>
    </style:style>
    <style:style style:name="P6" style:family="paragraph" style:parent-style-name="Text_20_body">
      <style:text-properties style:text-underline-style="none"/>
    </style:style>
    <style:style style:name="P7" style:family="paragraph" style:parent-style-name="Text_20_body">
      <style:paragraph-properties fo:text-align="start" style:justify-single-word="false"/>
      <style:text-properties style:text-underline-style="none"/>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American Typewriter2"/>
    </style:style>
    <style:style style:name="P10" style:family="paragraph" style:parent-style-name="Text_20_body">
      <style:paragraph-properties fo:text-align="justify" style:justify-single-word="false"/>
    </style:style>
    <style:style style:name="P11" style:family="paragraph" style:parent-style-name="Text_20_body">
      <style:text-properties fo:background-color="#ffff00"/>
    </style:style>
    <style:style style:name="P12" style:family="paragraph" style:parent-style-name="Text_20_body">
      <style:text-properties style:font-name="Palatino1" style:font-name-asian="American Typewriter5" style:font-name-complex="American Typewriter5"/>
    </style:style>
    <style:style style:name="P13" style:family="paragraph" style:parent-style-name="Contents_20_1">
      <style:paragraph-properties>
        <style:tab-stops>
          <style:tab-stop style:position="16.999cm" style:type="right"/>
        </style:tab-stops>
      </style:paragraph-properties>
    </style:style>
    <style:style style:name="P14" style:family="paragraph" style:parent-style-name="Caption">
      <style:paragraph-properties fo:keep-with-next="always"/>
    </style:style>
    <style:style style:name="P15" style:family="paragraph" style:parent-style-name="Standard">
      <style:text-properties style:font-name="Cochin1"/>
    </style:style>
    <style:style style:name="P16" style:family="paragraph" style:parent-style-name="Standard">
      <style:text-properties style:font-name="Cochin1" fo:font-size="12pt" style:font-name-asian="TimesNewRomanPSMT" style:font-size-asian="12pt" style:font-name-complex="TimesNewRomanPSMT" style:font-size-complex="12pt"/>
    </style:style>
    <style:style style:name="P17" style:family="paragraph" style:parent-style-name="Table_20_Contents">
      <style:paragraph-properties fo:text-align="start" style:justify-single-word="false"/>
      <style:text-properties style:use-window-font-color="true" style:text-outline="false" style:text-line-through-style="none" style:font-name="Palatino1"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background-color="#ffff00"/>
    </style:style>
    <style:style style:name="P20" style:family="paragraph" style:parent-style-name="TODO">
      <style:paragraph-properties fo:margin-left="0cm" fo:margin-right="0cm" fo:margin-top="0cm" fo:margin-bottom="0cm" fo:text-align="justify" style:justify-single-word="false" fo:text-indent="0.7cm" style:auto-text-indent="false">
        <style:tab-stops/>
      </style:paragraph-properties>
      <style:text-properties style:font-name="Palatino" fo:font-size="10pt" fo:font-style="normal" style:font-style-asian="normal" style:font-style-complex="normal"/>
    </style:style>
    <style:style style:name="P21" style:family="paragraph" style:parent-style-name="TODO">
      <style:text-properties fo:font-style="normal" style:font-style-asian="normal" style:font-style-complex="normal"/>
    </style:style>
    <style:style style:name="P22"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23"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24" style:family="paragraph" style:parent-style-name="TODO" style:list-style-name="List_20_1"/>
    <style:style style:name="P25" style:family="paragraph" style:parent-style-name="Text_20_body" style:master-page-name="First_20_Page">
      <style:paragraph-properties fo:margin-left="0cm" fo:margin-right="0cm" fo:text-indent="0cm" style:auto-text-indent="false" style:page-number="auto"/>
      <style:text-properties style:font-name="American Typewriter2"/>
    </style:style>
    <style:style style:name="P26" style:family="paragraph" style:parent-style-name="Text_20_body" style:list-style-name="List_20_1"/>
    <style:style style:name="P27" style:family="paragraph" style:parent-style-name="Text_20_body">
      <style:text-properties fo:font-style="normal" style:font-style-asian="normal" style:font-style-complex="normal"/>
    </style:style>
    <style:style style:name="P28" style:family="paragraph" style:parent-style-name="Text_20_body" style:list-style-name="List_20_1">
      <style:text-properties fo:font-style="normal" style:font-style-asian="normal" style:font-style-complex="normal"/>
    </style:style>
    <style:style style:name="P29" style:family="paragraph" style:parent-style-name="Text_20_body" style:list-style-name="List_20_1">
      <style:text-properties fo:font-style="normal" fo:background-color="#ffff00" style:font-style-asian="normal" style:font-style-complex="normal"/>
    </style:style>
    <style:style style:name="P30" style:family="paragraph" style:parent-style-name="Text_20_body" style:list-style-name="List_20_1">
      <style:text-properties style:font-name="Palatino" fo:font-size="10pt" fo:font-style="normal" style:font-style-asian="normal" style:font-style-complex="normal"/>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7">
      <style:text-properties style:text-underline-style="none"/>
    </style:style>
    <style:style style:name="P39" style:family="paragraph" style:parent-style-name="Heading_20_1">
      <style:paragraph-properties fo:text-align="center" style:justify-single-word="false"/>
    </style:style>
    <style:style style:name="P40" style:family="paragraph" style:parent-style-name="Heading_20_3">
      <style:text-properties style:font-name="American Typewriter3"/>
    </style:style>
    <style:style style:name="P41" style:family="paragraph" style:parent-style-name="Heading_20_3">
      <style:paragraph-properties fo:break-before="page"/>
    </style:style>
    <style:style style:name="P42" style:family="paragraph" style:parent-style-name="Heading_20_4">
      <style:text-properties fo:font-style="normal" style:font-style-asian="normal" style:font-style-complex="normal"/>
    </style:style>
    <style:style style:name="P43" style:family="paragraph" style:parent-style-name="Subtitle" style:master-page-name="First_20_Page">
      <style:paragraph-properties style:page-number="auto"/>
    </style:style>
    <style:style style:name="P44"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4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100%" style:font-relief="none"/>
    </style:style>
    <style:style style:name="T1" style:family="text">
      <style:text-properties style:font-name="Palatino" style:font-name-asian="Palatino" style:font-name-complex="Palatino"/>
    </style:style>
    <style:style style:name="T2" style:family="text">
      <style:text-properties style:font-name="Palatino" fo:font-size="10pt" fo:font-style="normal" style:font-style-asian="normal" style:font-style-complex="normal"/>
    </style:style>
    <style:style style:name="T3" style:family="text">
      <style:text-properties style:font-name="Palatino" fo:font-size="10pt" fo:font-style="normal" fo:font-weight="normal" style:font-style-asian="normal" style:font-weight-asian="normal" style:font-style-complex="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name-asian="TimesNewRomanPSMT" style:font-name-complex="TimesNewRomanPSMT"/>
    </style:style>
    <style:style style:name="T7" style:family="text">
      <style:text-properties style:font-name="Cochin1"/>
    </style:style>
    <style:style style:name="T8" style:family="text">
      <style:text-properties style:font-name="Cochin1" fo:font-style="normal" style:font-name-asian="DejaVu Sans" style:font-style-asian="normal" style:font-name-complex="DejaVu Sans" style:font-style-complex="normal"/>
    </style:style>
    <style:style style:name="T9" style:family="text">
      <style:text-properties fo:font-style="italic"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Times"/>
    </style:style>
    <style:style style:name="T13" style:family="text">
      <style:text-properties style:font-name="Times" fo:font-style="normal" style:font-style-asian="normal" style:font-style-complex="normal"/>
    </style:style>
    <style:style style:name="T14" style:family="text">
      <style:text-properties fo:font-style="normal" style:font-style-asian="normal" style:font-style-complex="normal"/>
    </style:style>
    <style:style style:name="T15" style:family="text">
      <style:text-properties style:font-name="DejaVu Sans" style:font-name-asian="DejaVu Sans" style:font-name-complex="DejaVu Sans"/>
    </style:style>
    <style:style style:name="T16" style:family="text">
      <style:text-properties style:font-name="DejaVu Sans" fo:font-style="normal" style:font-name-asian="DejaVu Sans" style:font-style-asian="normal" style:font-name-complex="DejaVu Sans" style:font-style-complex="normal"/>
    </style:style>
    <style:style style:name="T17" style:family="text">
      <style:text-properties style:font-name="DejaVu Sans" fo:font-style="italic" style:font-name-asian="DejaVu Sans" style:font-style-asian="italic" style:font-name-complex="DejaVu Sans"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background-color="#ffff00"/>
    </style:style>
    <style:style style:name="T21" style:family="text">
      <style:text-properties fo:background-color="transparent"/>
    </style:style>
    <style:style style:name="T22" style:family="text">
      <style:text-properties style:font-name-asian="American Typewriter5" style:font-name-complex="American Typewriter5"/>
    </style:style>
    <style:style style:name="T23" style:family="text">
      <style:text-properties style:font-name="American Typewriter3" style:font-name-asian="American Typewriter5" style:font-name-complex="American Typewriter5"/>
    </style:style>
    <style:style style:name="T24" style:family="text">
      <style:text-properties fo:color="#000000" style:text-outline="false" style:text-line-through-style="none" style:text-position="0% 100%" style:font-name="American Typewriter3" fo:font-size="24pt" fo:font-style="normal" fo:text-shadow="none" style:text-underline-style="none" fo:font-weight="bold" style:font-name-asian="MS Gothic" style:font-size-asian="24pt" style:font-style-asian="normal" style:font-weight-asian="bold" style:font-name-complex="Tahoma" style:font-size-complex="24pt" style:font-style-complex="normal" style:font-weight-complex="bold" style:text-emphasize="none" style:text-scale="90%" style:font-relief="none"/>
    </style:style>
    <style:style style:name="fr1" style:family="graphic" style:parent-style-name="Frame">
      <style:graphic-properties style:vertical-pos="from-top" style:vertical-rel="page" style:horizontal-pos="from-left"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ge-content" style:horizontal-pos="from-left" style:horizontal-rel="page-content"/>
    </style:style>
    <style:style style:name="fr3" style:family="graphic" style:parent-style-name="Frame">
      <style:graphic-properties style:vertical-pos="top" style:vertical-rel="page-content" style:horizontal-pos="center" style:horizontal-rel="page-content"/>
    </style:style>
    <style:style style:name="fr4"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content" fo:background-color="transparent" style:background-transparency="100%" style:shadow="none">
        <style:background-image/>
        <style:columns fo:column-count="1" fo:column-gap="0cm"/>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7cm" fo:text-indent="-0.635cm" fo:margin-left="1.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5cm" fo:text-indent="-0.635cm" fo:margin-left="2.6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4cm" fo:text-indent="-0.635cm" fo:margin-left="3.2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5cm" fo:text-indent="-0.635cm" fo:margin-left="3.8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1cm" fo:text-indent="-0.635cm" fo:margin-left="4.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5cm" fo:text-indent="-0.635cm" fo:margin-left="5.1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8cm" fo:text-indent="-0.635cm" fo:margin-left="5.7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5cm" fo:text-indent="-0.635cm" fo:margin-left="6.4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5cm" fo:text-indent="-0.635cm" fo:margin-left="7.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5cm" fo:text-indent="-0.635cm" fo:margin-left="7.6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71cm" svg:stroke-color="#000000" draw:marker-start-width="0.3cm" draw:marker-start-center="false" draw:marker-end-width="0.3cm" draw:marker-end-center="false" draw:stroke-linejoin="miter" draw:fill="bitmap" draw:fill-color="#000000" draw:secondary-fill-color="#c0c0c0" draw:fill-gradient-name="Gradient_20_1" draw:fill-hatch-name="Black_20_-45_20_Degrees" draw:fill-image-name="Space_20_Metal" draw:textarea-horizontal-align="center" draw:textarea-vertical-align="middle" draw:auto-grow-height="false" draw:fit-to-size="false" fo:min-height="0cm" fo:min-width="0cm" fo:padding-top="0.152cm" fo:padding-bottom="0.152cm" fo:padding-left="0.272cm" fo:padding-right="0.272cm" fo:wrap-option="wrap" draw:shadow="hidden" draw:shadow-offset-x="0.199cm" draw:shadow-offset-y="0.199cm" draw:shadow-color="#808080" draw:shadow-opacity="100%" style:protect="position size" style:run-through="background" style:vertical-pos="from-top" style:vertical-rel="page-content" style:horizontal-pos="from-left"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2" svg:x="2.492cm" svg:y="19.898cm" svg:width="17.002cm" style:rel-width="100%" draw:z-index="1">
        <draw:text-box fo:min-height="6.181cm">
          <text:h text:style-name="Heading_20_2" text:outline-level="2">Experience Costs</text:h>
          <table:table table:name="Table3" table:style-name="Table3">
            <table:table-column table:style-name="Table3.A"/>
            <table:table-column table:style-name="Table3.B"/>
            <table:table-column table:style-name="Table3.C"/>
            <table:table-row>
              <table:table-cell table:style-name="Table3.A1" office:value-type="string">
                <text:p text:style-name="P18">Trait Increase</text:p>
              </table:table-cell>
              <table:table-cell table:style-name="Table3.B1" office:value-type="string">
                <text:p text:style-name="P18">Cost</text:p>
              </table:table-cell>
              <table:table-cell table:style-name="Table3.C1" office:value-type="string">
                <text:p text:style-name="P18">Training Times</text:p>
              </table:table-cell>
            </table:table-row>
            <table:table-row>
              <table:table-cell table:style-name="Table3.A2" office:value-type="string">
                <text:p text:style-name="Table_20_Contents">Divisional Ability</text:p>
              </table:table-cell>
              <table:table-cell table:style-name="Table3.B2" office:value-type="string">
                <text:p text:style-name="P19">TODO</text:p>
              </table:table-cell>
              <table:table-cell table:style-name="Table3.C2" office:value-type="string">
                <text:p text:style-name="P19">TODO</text:p>
              </table:table-cell>
            </table:table-row>
            <table:table-row>
              <table:table-cell table:style-name="Table3.A2" office:value-type="string">
                <text:p text:style-name="Table_20_Contents">Divisional Charm</text:p>
              </table:table-cell>
              <table:table-cell table:style-name="Table3.B3" office:value-type="float" office:value="8">
                <text:p text:style-name="Table_20_Contents">8</text:p>
              </table:table-cell>
              <table:table-cell table:style-name="Table3.C2" office:value-type="string">
                <text:p text:style-name="Table_20_Contents">(Min. Ability) days</text:p>
              </table:table-cell>
            </table:table-row>
            <table:table-row>
              <table:table-cell table:style-name="Table3.A2" office:value-type="string">
                <text:p text:style-name="Table_20_Contents">Non-Divisional Charm</text:p>
              </table:table-cell>
              <table:table-cell table:style-name="Table3.B3" office:value-type="float" office:value="12">
                <text:p text:style-name="Table_20_Contents">12</text:p>
              </table:table-cell>
              <table:table-cell table:style-name="Table3.C2" office:value-type="string">
                <text:p text:style-name="Table_20_Contents">(Min. Ability + Min. Essence) days</text:p>
              </table:table-cell>
            </table:table-row>
            <table:table-row>
              <table:table-cell table:style-name="Table3.A2" office:value-type="string">
                <text:p text:style-name="Table_20_Contents">Spell (Occult Divisional)</text:p>
              </table:table-cell>
              <table:table-cell table:style-name="Table3.B3" office:value-type="float" office:value="10">
                <text:p text:style-name="Table_20_Contents">10</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Spell (Occult not Divisional)</text:p>
              </table:table-cell>
              <table:table-cell table:style-name="Table3.B3" office:value-type="float" office:value="12">
                <text:p text:style-name="Table_20_Contents">12</text:p>
              </table:table-cell>
              <table:table-cell table:style-name="Table3.C2" office:value-type="string">
                <text:p text:style-name="Table_20_Contents">(spell circle) weeks</text:p>
              </table:table-cell>
            </table:table-row>
            <table:table-row>
              <table:table-cell table:style-name="Table3.A2" office:value-type="string">
                <text:p text:style-name="Table_20_Contents">Essence (to 3)</text:p>
              </table:table-cell>
              <table:table-cell table:style-name="Table3.B2" office:value-type="string">
                <text:p text:style-name="Table_20_Contents">(rating x 9)</text:p>
              </table:table-cell>
              <table:table-cell table:style-name="Table3.C2" office:value-type="string">
                <text:p text:style-name="Table_20_Contents">immediate</text:p>
              </table:table-cell>
            </table:table-row>
            <table:table-row>
              <table:table-cell table:style-name="Table3.A8" office:value-type="string">
                <text:p text:style-name="Table_20_Contents">Essence (above 3)</text:p>
              </table:table-cell>
              <table:table-cell table:style-name="Table3.B8" office:value-type="string">
                <text:p text:style-name="Table_20_Contents">(rating x 9)</text:p>
              </table:table-cell>
              <table:table-cell table:style-name="Table3.C8" office:value-type="string">
                <text:p text:style-name="Table_20_Contents">(rating) months</text:p>
              </table:table-cell>
            </table:table-row>
          </table:table>
          <text:p text:style-name="P1"><text:span text:style-name="Inline_20_Heading"/></text:p>
        </draw:text-box>
      </draw:frame>
      <draw:frame draw:style-name="fr2" draw:name="Frame3" text:anchor-type="page" text:anchor-page-number="1" svg:x="0cm" svg:y="6.001cm" svg:width="16.963cm" draw:z-index="2">
        <draw:text-box fo:min-height="12.056cm">
          <text:p text:style-name="P43">The Manual Of Exalted Power</text:p>
          <text:p text:style-name="Quotations_20__28_short_29_"/>
          <text:p text:style-name="Quotations_20__28_short_29_">All Rights Reversed (K). Reprint what you like.<text:line-break/>Or even the bits you don’t like.</text:p>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Meta: What needs to be in here?<text:tab/>2</text:p>
              <text:p text:style-name="P13">Introduction<text:tab/>3</text:p>
              <text:p text:style-name="P13">Character Creation<text:tab/>6</text:p>
              <text:p text:style-name="P13">Backgrounds<text:tab/>15</text:p>
              <text:p text:style-name="P13">Charms<text:tab/>17</text:p>
              <text:p text:style-name="P13">Martial Arts<text:tab/>20</text:p>
              <text:p text:style-name="P13">Erisian Elements<text:tab/>21</text:p>
              <text:p text:style-name="P13">Numerology<text:tab/>22</text:p>
              <text:p text:style-name="P13">Characters<text:tab/>26</text:p>
              <text:p text:style-name="P13">Random Notes<text:tab/>27</text:p>
            </text:index-body>
          </text:table-of-content>
          <text:p text:style-name="Text_20_body"/>
        </draw:text-box>
      </draw:frame>
      <draw:frame draw:style-name="fr3" draw:name="Frame4" text:anchor-type="page" text:anchor-page-number="6" svg:width="17.002cm" style:rel-width="100%" svg:height="24.702cm" fo:min-height="100%" draw:z-index="4">
        <draw:text-box>
          <text:h text:style-name="P39" text:outline-level="1">Character Creation Summary</text:h>
          <text:h text:style-name="Heading_20_2" text:outline-level="2">Step One: Character Concept</text:h>
          <text:p text:style-name="Text_20_body">Choose concept, Division, optionally parametadivision, and Motivation.</text:p>
          <text:p text:style-name="Text_20_body">Note Division’s anima powers.</text:p>
          <text:h text:style-name="Heading_20_2" text:outline-level="2">Step Two: Attributes</text:h>
          <text:p text:style-name="Text_20_body">Note that all Attributes start with one dot before you add any.</text:p>
          <text:p text:style-name="Text_20_body">Prioritize the three categories: Physical, Social, Mental (8/6/4).</text:p>
          <text:h text:style-name="Heading_20_2" text:outline-level="2">Step Three: Abilities</text:h>
          <text:p text:style-name="Text_20_body">Note Divisional Abilities. <text:s/>Discordian Exalted have three Favored Abilities.</text:p>
          <text:p text:style-name="Text_20_body">Choose Abilities (28<text:span text:style-name="T1">—at least</text:span> 9 must be from Divisional Abilities, at least one in each; none may be higher than 3 without spending bonus points)</text:p>
          <text:h text:style-name="Heading_20_2" text:outline-level="2">Step Four: Advantages</text:h>
          <text:p text:style-name="Text_20_body">Choose Backgrounds (12<text:span text:style-name="T1">—</text:span>none may be higher than 3 without spending bonus points), Charms (10<text:span text:style-name="T1">—</text:span>at least 5 from Divisional Attributes) and Virtues (6<text:span text:style-name="T1">—a</text:span>ll must be at least 1; Divisional must be at least 2; none may be higher than 3 without spending bonus points)</text:p>
          <text:h text:style-name="Heading_20_2" text:outline-level="2">Step Five: Finishing Touches</text:h>
          <text:p text:style-name="Text_20_body">Record Essence (2), Willpower (total of two highest virtues<text:span text:style-name="T1">—may </text:span>not start at 8 unless at least two Virtues are 4 or higher); Personal Essence ([Essence x 2½] + Willpower), Peripheral Essence ([Essence x 5] + Willpower + [the sum of character’s Virtues]) and health levels (7, plus any gained from Charms).</text:p>
          <text:h text:style-name="Heading_20_2" text:outline-level="2">Bonus Points</text:h>
          <text:p text:style-name="Text_20_body">Bonus Points (23) may be spent at any time during character creation.</text:p>
          <text:p text:style-name="P14">Bonus Points</text:p>
          <table:table table:name="Table1" table:style-name="Table1">
            <table:table-column table:style-name="Table1.A"/>
            <table:table-column table:style-name="Table1.B"/>
            <table:table-row table:style-name="Table1.1">
              <table:table-cell table:style-name="Table1.A1" office:value-type="string">
                <text:p text:style-name="Table_20_Heading">Trait</text:p>
              </table:table-cell>
              <table:table-cell table:style-name="Table1.B1" office:value-type="string">
                <text:p text:style-name="Table_20_Heading">Cost</text:p>
              </table:table-cell>
            </table:table-row>
            <table:table-row table:style-name="Table1.1">
              <table:table-cell table:style-name="Table1.A2" office:value-type="string">
                <text:p text:style-name="Table_20_Contents">Attribute</text:p>
              </table:table-cell>
              <table:table-cell table:style-name="Table1.B2" office:value-type="float" office:value="4">
                <text:p text:style-name="Table_20_Contents">4</text:p>
              </table:table-cell>
            </table:table-row>
            <table:table-row table:style-name="Table1.1">
              <table:table-cell table:style-name="Table1.A2" office:value-type="string">
                <text:p text:style-name="Table_20_Contents">Ability</text:p>
              </table:table-cell>
              <table:table-cell table:style-name="Table1.B3" office:value-type="string">
                <text:p text:style-name="Table_20_Contents">2 (1 if Divisional or Favored)</text:p>
              </table:table-cell>
            </table:table-row>
            <table:table-row table:style-name="Table1.1">
              <table:table-cell table:style-name="Table1.A2" office:value-type="string">
                <text:p text:style-name="Table_20_Contents">Background</text:p>
              </table:table-cell>
              <table:table-cell table:style-name="Table1.B3" office:value-type="string">
                <text:p text:style-name="Table_20_Contents">1 (2 if raised above 3)</text:p>
              </table:table-cell>
            </table:table-row>
            <table:table-row table:style-name="Table1.1">
              <table:table-cell table:style-name="Table1.A2" office:value-type="string">
                <text:p text:style-name="Table_20_Contents">Specialty</text:p>
              </table:table-cell>
              <table:table-cell table:style-name="Table1.B3" office:value-type="string">
                <text:p text:style-name="Table_20_Contents">1 (2 per 1 if in a Divisional or Favored Ability)</text:p>
              </table:table-cell>
            </table:table-row>
            <table:table-row table:style-name="Table1.1">
              <table:table-cell table:style-name="Table1.A2" office:value-type="string">
                <text:p text:style-name="Table_20_Contents">Virtue</text:p>
              </table:table-cell>
              <table:table-cell table:style-name="Table1.B2" office:value-type="float" office:value="3">
                <text:p text:style-name="Table_20_Contents">3</text:p>
              </table:table-cell>
            </table:table-row>
            <table:table-row table:style-name="Table1.1">
              <table:table-cell table:style-name="Table1.A2" office:value-type="string">
                <text:p text:style-name="Table_20_Contents">Willpower</text:p>
              </table:table-cell>
              <table:table-cell table:style-name="Table1.B2" office:value-type="float" office:value="2">
                <text:p text:style-name="Table_20_Contents">2</text:p>
              </table:table-cell>
            </table:table-row>
            <table:table-row table:style-name="Table1.1">
              <table:table-cell table:style-name="Table1.A2" office:value-type="string">
                <text:p text:style-name="Table_20_Contents">Intimacies</text:p>
              </table:table-cell>
              <table:table-cell table:style-name="Table1.B3" office:value-type="string">
                <text:p text:style-name="Table_20_Contents">3 to increase starting Intimacies to (Willpower + Compassion)</text:p>
              </table:table-cell>
            </table:table-row>
            <table:table-row table:style-name="Table1.1">
              <table:table-cell table:style-name="Table1.A2" office:value-type="string">
                <text:p text:style-name="Table_20_Contents">Essence</text:p>
              </table:table-cell>
              <table:table-cell table:style-name="Table1.B2" office:value-type="float" office:value="9">
                <text:p text:style-name="Table_20_Contents">9</text:p>
              </table:table-cell>
            </table:table-row>
            <table:table-row table:style-name="Table1.1">
              <table:table-cell table:style-name="Table1.A10" office:value-type="string">
                <text:p text:style-name="Table_20_Contents">Charms</text:p>
              </table:table-cell>
              <table:table-cell table:style-name="Table1.B10" office:value-type="string">
                <text:p text:style-name="Table_20_Contents">6 (4 if Divisional or Favored)</text:p>
              </table:table-cell>
            </table:table-row>
          </table:table>
          <text:p text:style-name="Text_20_body"/>
        </draw:text-box>
      </draw:frame>
      <draw:custom-shape text:anchor-type="page" text:anchor-page-number="1" draw:z-index="3" draw:style-name="gr1" draw:text-style-name="P45" svg:width="13.001cm" svg:height="3.001cm" svg:x="2cm" svg:y="2cm">
        <text:p text:style-name="P44"><text:span text:style-name="T24">Discordians</text:span></text:p>
        <draw:enhanced-geometry svg:viewBox="0 0 21600 21600" draw:extrusion="false" draw:extrusion-rotation-angle="-25 350" dr3d:projection="parallel" draw:extrusion-first-light-direction="(0 -50000 10000)" draw:extrusion-second-light-direction="(0 50000 10000)" dr3d:shade-mode="flat" draw:extrusion-metal="false" draw:extrusion-specularity="0%" draw:extrusion-diffusion="0%" draw:extrusion-viewpoint="(0cm 3.472cm 25cm)" draw:extrusion-origin="0 -0.5" draw:extrusion-skew="50 9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25"/>
      <text:p text:style-name="P9"/>
      <text:p text:style-name="P9"/>
      <text:h text:style-name="Heading_20_1" text:outline-level="1">Meta: What needs to be in here?</text:h>
      <text:list xml:id="list1064982567" text:style-name="List_20_1">
        <text:list-item>
          <text:p text:style-name="P24">Background: History, status quo, motivations, goals, possible futures; effect of Great Curse and/or Great Contagion</text:p>
        </text:list-item>
        <text:list-item>
          <text:p text:style-name="P24">Castes</text:p>
        </text:list-item>
        <text:list-item>
          <text:p text:style-name="P24">Charms, Martial Arts, Sorcery?</text:p>
        </text:list-item>
        <text:list-item>
          <text:p text:style-name="P24">Numerology?</text:p>
        </text:list-item>
        <text:list-item>
          <text:p text:style-name="P24">Backgrounds</text:p>
        </text:list-item>
        <text:list-item>
          <text:p text:style-name="P24">Samples: Characters; Artifacts, Manses &amp; Hearthstones; Antagonists, Creatures, Sidekicks &amp; Troops</text:p>
        </text:list-item>
      </text:list>
      <text:h text:style-name="Heading_20_1" text:outline-level="1">Introduction</text:h>
      <text:p text:style-name="Text_20_body">You hold in your hands one of the Great Books of ancient pre-history fnord. <text:s/>This document describes the background, powers and context of the Exalted of Eris, goddess of discord.</text:p>
      <text:h text:style-name="Heading_20_2" text:outline-level="2">Background</text:h>
      <text:p text:style-name="Quotations_20__28_short_29_">“I can explain it to you,<text:line-break/>but I can’t understand it for you.”</text:p>
      <text:p text:style-name="P8">There are many theories about where the Erisian, or Discord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Erisian Exalted</text:h>
      <text:p text:style-name="Text_20_body">Rumors have been circulating, among those circles which don’t officially exist, that there is a new kind of Exalt appearing, in Creation and elsewhere (and maybe even Elsewhere – but who could tell?). <text:s/>So far these are confined to elder Sidereals and Lunars, plus certain obscure gods, but these things always leak. <text:s/>Lytek has said nothing about any discrepancies among those in his care, but he may just be keeping quiet about it, or there may be some not under his control – nobody can be quite sure Autochthon didn’t do some favors for some other parties before disappearing.</text:p>
      <text:p text:style-name="Text_20_body">There is no clear pattern to the things which have been observed, and individually they might be explained away, but there are just slightly too many of them for comfort. <text:s/>Heroes too powerful to be mortals, even enlightened ones, who carry out some dramatic rescue and then disappear without trace. <text:s/>Traveling preachers who somehow manage to read clear heresy into the Immaculate texts, upsetting the control of Realm satrapies. <text:s/>Creatures seen in the Deep Wyld which take on and shrug off the madness of its many forms at will, yet show no reaction to iron. <text:s/>Unexpected changes in the Loom, with little of the damage usually caused by powerful Essence use and without the holes in the pattern which follow those outside Fate. <text:s/>A dark-armored figure seen emerging from remote shadowlands, playing strange tunes on a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Eris Herself</text:h>
      <text:p text:style-name="Text_20_body">There are many possibilities as to the true nature of Eris, although almost all inhabitants of Creation and its neighboring realms are completely unaware of her, so to call them theories would be to give them rather more substance than they deserve. <text:s/>The storyteller should consider the following to be … loose canon.</text:p>
      <text:p text:style-name="Text_20_body">The simplest explanation is that the Goddess of Chaos is just that: a Celestial goddess who has so far been sidelined and forgotten, or who has hidden herself deliberately. <text:s/>Perhaps she <text:span text:style-name="T9">was</text:span><text:span text:style-name="T14"> known in the First Age but took advantage of the breaking of the Mask to conceal herself from unwanted attentions. <text:s/>Perhaps the sixth Maiden who was created to make decisions for the five has gained a mind, of sorts, of her own. <text:s/>She may be some Forbidden and forgotten god (a god of the Wyld, or of world-wide upheaval), who has gained access to a left-over stash of Exaltations, or is worried that the return of the Solars might bring true peace this time.</text:span></text:p>
      <text:p text:style-name="P1">Some of the very few scholars who have investigated her legends believe that there is no such being, and that the “Erisian Exalts” are simply Exalted of known types in whom the madness of the First Age has taken new form, or Sidereals playing particularly convoluted games – hard to tell the difference, sometimes.</text:p>
      <text:p text:style-name="P1">The fact that even some of the older gods have heard of her only in distant legends suggests a more worrying possibility, however (which just so happens to be Eris’ favorite). <text:s/>It may be that she is another Primordial, one who avoided involvement in the War and perhaps even most of Creation’s history. <text:s/>One story (known to her followers as “the Doctrine of the Original Snub”) holds that she was excluded from a party planned by the other gods, so she sneaked in and planted a golden apple inscribed “To the most beautiful”, and left them to fight over it. <text:s/>If one reads “gods” as Primordials, the party as the founding of Creation, and the apple as the idea for the Games of Divinity, then all the strife since makes a bit more sense—or at least, we’d know who to blame.</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ext:soft-page-break/>theories stories too seriously.</text:p>
      <text:p text:style-name="Text_20_body">Other rumors include the following.</text:p>
      <text:list xml:id="list2015261533" text:continue-numbering="true" text:style-name="List_20_1">
        <text:list-item>
          <text:p text:style-name="P26">Perhaps it was <text:span text:style-name="T9">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26">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26">She could be the goddess of the Yozi’s binding, or of the borders of Creation, or some other force which wrestles with balancing what is permitted and what is not.</text:p>
        </text:list-item>
        <text:list-item>
          <text:p text:style-name="P26">Maybe she is the goddess of the Reclamation, who would become the latest of the Forbidden, if only her existence were known. After all, she and her Chosen display Malfeas’ arrogance in placing themselves at the center of things, without expecting everyone else to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26">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9">not</text:span><text:span text:style-name="T14"> involving her would probably be shorter than the list of things she’s supposedly poked her Celestial Spanner into. <text:s/>Regardless of her origin and nature, the real questions are: why is she getting involved in things now, and what does she want?</text:span></text:p>
      <text:p text:style-name="P1"><draw:frame draw:style-name="fr4" draw:name="Frame1" text:anchor-type="paragraph" svg:width="18.621cm" style:rel-width="90%" draw:z-index="0"><draw:text-box fo:min-height="0.499cm"><text:h text:style-name="P42" text:outline-level="4">Sidebar: The Time of the Primordials</text:h><text:p text:style-name="Text_20_body"><text:span text:style-name="T14">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9">their</text:span><text:span text:style-name="T14">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p text:style-name="TODO"><text:span text:style-name="T14">T</text:span>he Good Book of Bad Words says, <text:span text:style-name="T6">“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P4">“I tell you, one must still have chaos in one to give birth to a dancing star!”<text:line-break/>– Nietzsche</text:p>
      <text:p text:style-name="P4">“There’s nothing Nietzsche couldn’t teach ya ’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Creation (or Heaven, or similar manifestations of Order such as the body of Autochthon) and the Wyld. <text:s/>Those who travel in Creation will tend to provoke disruption and confusion, whereas those who venture into the Wyld try to get things a bit more organized.</text:p>
      <text:p text:style-name="Text_20_body"><text:soft-page-break/>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P4">“Some of our bishops have a one-man cabal. <text:s/>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18">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ular green gem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18">The Ersatz Heterarch:</text:span> This title describes a single person, but in fact there seem to be a number of people using it ~ 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text:p>
      <text:p text:style-name="TODO"><text:span text:style-name="T18">The Apple Corps:</text:span> [blah]</text:p>
      <text:p text:style-name="TODO"><text:span text:style-name="T18">The House of Mirrors:</text:span> [blah]</text:p>
      <text:p text:style-name="TODO"><text:span text:style-name="T18">The Five-Fingered Hand:</text:span> [blah]</text:p>
      <text:p text:style-name="TODO">Other:<text:span text:style-name="T19"> The Citizens Committee for Concerned Citizens, The Party for War on Evil, The Party for More Parties.</text:span></text:p>
      <text:p text:style-name="TODO">[TODO: more]</text:p>
      <text:h text:style-name="Heading_20_2" text:outline-level="2">Arcane Fate</text:h>
      <text:p text:style-name="Text_20_body">Since the Exaltation of these Blessed Madmen stems from a source outside Fate, and a capricious one at that, they are shrouded in a manner similar to the Chosen of the Five Maidens.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pena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9">do</text:span><text:span text:style-name="T14">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text:span><text:span text:style-name="T14">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text:soft-page-break/>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3" text:outline-level="3">Cabals</text:h>
      <text:p text:style-name="Text_20_body"><text:span text:style-name="T18">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11">TODO</text:p>
      <text:h text:style-name="Heading_20_2" text:outline-level="2">Divisions</text:h>
      <text:p text:style-name="P4">“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9">e.g.</text:span><text:span text:style-name="T14">,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9">e.g.</text:span><text:span text:style-name="T14">, with a further Intelligence + Occult roll with the aforementioned Charm), or even to determine the exact type of the Exalt’s Essence when his anima is not visible, are subject to an external penalty equal to his Essence.</text:span></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41" text:outline-level="3">1<text:span text:style-name="T4">st</text:span> Division – Anchor</text:h>
      <text:p text:style-name="P11">[The Discordians of the 1<text:span text:style-name="T4">st</text:span> Division are priests.]</text:p>
      <text:p text:style-name="Text_20_body"><text:span text:style-name="Inline_20_Heading">Symbol:</text:span> “<text:span text:style-name="T15">●</text:span>”, “<text:span text:style-name="T17">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14">Common Solar anima effects, at a cost of 1 mote each:</text:span></text:p>
      <text:list xml:id="list1838667584" text:continue-numbering="true" text:style-name="List_20_1">
        <text:list-item>
          <text:p text:style-name="P28">Cause her caste mark to glow brightly for a scene (as if the character had spend 4-7 motes of Peripheral Essence). <text:s/>The character may cause any Solar caste mark to appear.</text:p>
        </text:list-item>
        <text:list-item>
          <text:p text:style-name="P28">Cause her anima to glow brightly enough to read by for a scene (as if the character had spent 8-10 motes of Peripheral Essence).</text:p>
        </text:list-item>
        <text:list-item>
          <text:p text:style-name="P28">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1">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11">“The Nagas of the South-East Mountain Tribes say that the sun shines by day because, being a woman, it is afraid to venture out by night.”</text:span></text:p>
      <text:h text:style-name="P41" text:outline-level="3">2<text:span text:style-name="T4">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9">“</text:span><text:span text:style-name="T17">ⵀ</text:span><text:span text:style-name="T9">”, “</text:span><text:span text:style-name="T16">☯</text:span><text:span text:style-name="T9">”,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14">Common Lunar anima effects, at a cost of 1 mote each:</text:span></text:p>
      <text:list xml:id="list1646566895" text:continue-numbering="true" text:style-name="List_20_1">
        <text:list-item>
          <text:p text:style-name="P28">Cause her caste mark and tattoos to glow brightly for a scene (as if the character has spent four to seven motes of Peripheral Essence).</text:p>
        </text:list-item>
        <text:list-item>
          <text:p text:style-name="P28">Cause her anima to glow brightly enough to read by for a scene (as if the character has spent eight to 10 motes of Peripheral Essence).</text:p>
        </text:list-item>
        <text:list-item>
          <text:p text:style-name="P28">Cause her Tell to become unmistakable and impossible to miss for a Tell.</text:p>
        </text:list-item>
        <text:list-item>
          <text:p text:style-name="P28">Know the precise day of the lunar month, the phase of the moon and the time of day for the rest of the scene.</text:p>
        </text:list-item>
      </text:list>
      <text:p text:style-name="P1">By spending 1 mote the character may alternatively cause her tattoos (if any) and Tell to completely vanish for one scene.</text:p>
      <text:p text:style-name="P1">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20">This effect applies automatically once her anima banner reaches the 4-7 mote level.</text:span></text:p>
      <text:p text:style-name="Text_20_body"><text:span text:style-name="T14">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9">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41" text:outline-level="3">3<text:span text:style-name="T4">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12">Ỏ</text:span>”, “<text:span text:style-name="T12">Φ</text:span>”, “<text:span text:style-name="T17">ⵕ</text:span>”, “<text:span text:style-name="T17">ⵚ</text:span>”, “<text:span text:style-name="T17">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Anima effects:</text:span> <text:span text:style-name="T20">[Richard reckons that flat-out duplicating all anima effects is unfair in terms of game balance, and the illusory anima flux would be enough to convince people. <text:s/>Maybe this will do instead?]</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678208313" text:continue-numbering="true" text:style-name="List_20_1">
        <text:list-item>
          <text:p text:style-name="P28">For Air, leaping distance is multiplied by the his Essence.</text:p>
        </text:list-item>
        <text:list-item>
          <text:p text:style-name="P28">For Earth, his Essence is added to rolls to resist grappling or knockback.</text:p>
        </text:list-item>
        <text:list-item>
          <text:p text:style-name="P28">For Fire, he can ignite flammable materials with a touch.</text:p>
        </text:list-item>
        <text:list-item>
          <text:p text:style-name="P28">For Water, he can breathe water as easily as air, and will not drown.</text:p>
        </text:list-item>
        <text:list-item>
          <text:p text:style-name="P28">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14">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a -1 external penalty on any attacks or other actions directed at the Exalt, from characters who are unable to soak lethal damage with Stamina (i.e., excluding Exalts), as they instinctively try to avoid the (non-existent) damage. <text:s/>At the 16+ level it imposes a penalty equal to the character’s permanent Essence, which applies to all characters. <text:s/>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p>
      <text:p text:style-name="Text_20_body">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41" text:outline-level="3">4<text:span text:style-name="T4">th</text:span> Division – Archway</text:h>
      <text:p text:style-name="P7">While the 1<text:span text:style-name="T4">st</text:span> division includes those wondering holy men who inspire strange followings, the 4<text:span text:style-name="T4">th</text:span> division is composed more of those who consciously study mysteries and secrets. <text:s/>They may even run sizable covert organizations or networks.</text:p>
      <text:p text:style-name="Text_20_body"><text:span text:style-name="Inline_20_Heading">Symbol:</text:span> “<text:span text:style-name="T15">✩</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14">Common Sidereal anima effects, at a cost of 1 mote each:</text:span></text:p>
      <text:list xml:id="list1254081252" text:continue-numbering="true" text:style-name="List_20_1">
        <text:list-item>
          <text:p text:style-name="P28">Make her caste mark obvious for one minute, as if the character had spent 8-10 motes of Peripheral Essence. <text:s/>The cast mark shines with the symbol and color of any Maiden the character chooses.</text:p>
        </text:list-item>
        <text:list-item>
          <text:p text:style-name="P28">Know the exact time and date by sensing the position of celestial bodies – or other significant bodies, meaning this ability works in alternate realities such as Malfeas or (insofar as time has meaning there) the Wyld.</text:p>
        </text:list-item>
        <text:list-item>
          <text:p text:style-name="P26"><text:span text:style-name="T14">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14">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14">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11">“Study Demonology with an enemy this Sunday”</text:span></text:p>
      <text:h text:style-name="P41" text:outline-level="3">5<text:span text:style-name="T4">th</text:span> Division – Anvil</text:h>
      <text:p text:style-name="P10">The Erisians of this Division may seem paradoxical in their love of order, and some gleefully oppose the efforts of other Discordian Exalted; but as one of their many holy books said: “<text:span text:style-name="T6">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17">⬠</text:span>”, Pentagon</text:p>
      <text:p text:style-name="Text_20_body"><text:span text:style-name="Inline_20_Heading">Element:</text:span> Prickle</text:p>
      <text:p text:style-name="Text_20_body"><text:span text:style-name="Inline_20_Heading"><text:span text:style-name="T21">Magical Material:</text:span></text:span><text:span text:style-name="T21"> Any of orichalcum, moonsilver, jade, starmetal, soulsteel, and possibly others such as gossamer, at storyteller discretion. <text:s/></text:span></text:p>
      <text:p text:style-name="Text_20_body"><text:span text:style-name="Inline_20_Heading">Affinity:</text:span> Alchemical</text:p>
      <text:p text:style-name="TODO"><text:span text:style-name="Inline_20_Heading">Anima effects:</text:span> </text:p>
      <text:p text:style-name="TODO"><text:span text:style-name="T14">Common Alchemical anima effects, at a cost of 1 mote each [Need more info from 2</text:span><text:span text:style-name="T5">nd</text:span><text:span text:style-name="T14"> Ed]:</text:span></text:p>
      <text:list xml:id="list1241769996" text:continue-numbering="true" text:style-name="List_20_1">
        <text:list-item>
          <text:p text:style-name="P29">Cause her caste mark to glow brightly for a scene (as if the character had spend 4-7 motes of Peripheral Essence). <text:s/>The character may cause any Solar caste mark to appear.</text:p>
        </text:list-item>
        <text:list-item>
          <text:p text:style-name="P29">Cause her anima to glow brightly enough to read by for a scene (as if the character had spent 8-10 motes of Peripheral Essence).</text:p>
        </text:list-item>
        <text:list-item>
          <text:p text:style-name="P29">Know the precise time of day for the rest of the scene.</text:p>
        </text:list-item>
      </text:list>
      <text:p text:style-name="P23">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22">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23">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23">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9"> </text:span></text:span>Integrity, Resistance, Craft, Lore, Bureaucracy</text:p>
      <text:p text:style-name="Text_20_body"><text:span text:style-name="Inline_20_Heading">Other rules:</text:span><text:span text:style-name="Inline_20_Heading"><text:span text:style-name="T19"> The cosmetic effects of Divisional </text:span></text:span><text:soft-page-break/><text:span text:style-name="Inline_20_Heading"><text:span text:style-name="T19">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text:p>
      <text:h text:style-name="P41" text:outline-level="3">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Heading_20_4" text:outline-level="4">Division by Zero</text:h>
      <text:p text:style-name="P2">“Don’t let them immanentize the eschaton!”</text:p>
      <text:p text:style-name="Text_20_body">The members of this alternate thread are drawn from all the other Divisions, if they choose to devote themselves to opposing the Abyssals, and their allies in all Exalted types.</text:p>
      <text:p text:style-name="Text_20_body"><text:span text:style-name="Inline_20_Heading">Symbol:</text:span> <text:span text:style-name="T9">“</text:span><text:span text:style-name="T13">Ø</text:span><text:span text:style-name="T14">”, “</text:span><text:span text:style-name="T17">ⵁ</text:span><text:span text:style-name="T14">”; zero</text:span></text:p>
      <text:p text:style-name="P1"><text:span text:style-name="Inline_20_Heading">Element:</text:span> Dirt</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484920516" text:continue-numbering="true" text:style-name="List_20_1">
        <text:list-item>
          <text:p text:style-name="P28">Cause their anima to flare to any level of display up to the 8–10 mote level. This display lasts for a scene or until reflexively dismissed, after which the character’s anima dims to its actual level.</text:p>
        </text:list-item>
        <text:list-item>
          <text:p text:style-name="P28">Attune her Essence to the emanations of the Underworld for a scene, extending this sixth sense to a radius of (Essence x 100) yards.</text:p>
        </text:list-item>
      </text:list>
      <text:p text:style-name="TODO">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By spending 5 motes, a Finger of the Left Hand can focus his life energy for one scene, overcoming one point worth of any external penalties from a single source. <text:s/>The character may reflexively choose a different source once per action, at any step of attack resolution. <text:s/>This effect applies automatically once his anima banner reaches the 4-7 mote level.</text:p>
      <text:p text:style-name="P21">By spending 10 motes, external penalties up to the character’s Essence are removed for the scene, from any one source, which may be changed once per action. <text:s/>Alternatively the character may choose to remove one point of external penalties from any and all sources for the scene. <text:s/>This effect costs 5 motes once his anima banner reaches the 11-15 mote level; it is not reduced further at the 16+ level.</text:p>
      <text:p text:style-name="P1"><text:span text:style-name="Inline_20_Heading">Associations:</text:span> Being; Creativity; Awakening, Reincarnation; Over-eagerness, Excess</text:p>
      <text:p text:style-name="P1"><text:span text:style-name="Inline_20_Heading">Sobriquets:</text:span> Men in Black; The Left Hand of Darkness; The Overflow from The Void; The Fruit of Salted Earth; Singers of the Last and First Lullaby</text:p>
      <text:p text:style-name="P1"><text:span text:style-name="Inline_20_Heading">Concepts:</text:span> midwife, playboy, artist, gardener, undertaker, necromancer</text:p>
      <text:h text:style-name="Heading_20_4" text:outline-level="4">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9">“</text:span><text:span text:style-name="T17">∆</text:span><text:span text:style-name="T8">”, “</text:span><text:span text:style-name="T17">☖</text:span><text:span text:style-name="T14">”; mountain</text:span></text:p>
      <text:p text:style-name="P1"><text:span text:style-name="Inline_20_Heading">Element:</text:span> Focus</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808834984" text:continue-numbering="true" text:style-name="List_20_1">
        <text:list-item>
          <text:p text:style-name="P26">Jade Sense: spending 1 mote reflexively allows the Exalt to detect the existence of jade within (Essence x 5) yards; a further mote gives the direction; and a third tells whether it contains the <text:soft-page-break/>soul of a Jadeborn. <text:s/>This ability is active automatically at the 4-7 mote level.</text:p>
        </text:list-item>
        <text:list-item>
          <text:p text:style-name="P26">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1">[Need a 10-mote power as well? <text:s/>Something to do with binding oneself to service?]</text:p>
      <text:p text:style-name="P1"><text:span text:style-name="Inline_20_Heading">Associations:</text:span> Construction; Building, Making; Long-Term Plans, Dedication, Devotion, Zeal; Faithful Service, Grudging Service</text:p>
      <text:p text:style-name="P1"><text:span text:style-name="Inline_20_Heading">Sobriquets:</text:span> Brick-layers; Underlings; Keystones; The Favorite Slaves; The Uprising Pillars</text:p>
      <text:p text:style-name="P1"><text:span text:style-name="Inline_20_Heading">Concepts:</text:span> worker, craftsman, servant, slave, automaton</text:p>
      <text:h text:style-name="Heading_20_4" text:outline-level="4">The Indivisibles</text:h>
      <text:p text:style-name="P4">“Form is emptiness … <text:s/>Emptiness is form …<text:line-break/>One should not think <text:line-break/>that these are two separate things.”</text:p>
      <text:p text:style-name="P10"/>
      <text:p text:style-name="P10">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10">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14">None</text:span></text:p>
      <text:p text:style-name="P1"><text:span text:style-name="Inline_20_Heading">Element:</text:span> Dream</text:p>
      <text:p text:style-name="Text_20_body"><text:span text:style-name="Inline_20_Heading">Magical Material:</text:span> No override</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P1"><text:span text:style-name="Inline_20_Heading">Associations:</text:span> Dreams, Nightmares; Impossible Perfection, Generosity, Caprice; Jealousy, Hunger; Madness, Dissolution</text:p>
      <text:p text:style-name="P1"><text:span text:style-name="Inline_20_Heading">Sobriquets:</text:span> The Ragged Edge; Unmakers; Reformers; The Unity Committee; The Waking Dreamers</text:p>
      <text:p text:style-name="P1"><text:span text:style-name="Inline_20_Heading">Concepts:</text:span> rebel, trickster, madman, heroic fool, suicidally dedicated warrior or assassin, raksha double-agent</text:p>
      <text:h text:style-name="Heading_20_4" text:outline-level="4">The Sub-Division</text:h>
      <text:p text:style-name="Text_20_body"><text:span text:style-name="Inline_20_Heading">Symbol:</text:span> <text:span text:style-name="T14">“#”, mesh</text:span></text:p>
      <text:p text:style-name="P1"><text:span text:style-name="Inline_20_Heading">Element:</text:span> Binding</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2">Anima effects:</text:span></text:span><text:span text:style-name="Inline_20_Heading"><text:span text:style-name="T3"> Common Infernal anima effects, costing one mote each:</text:span></text:span></text:p>
      <text:list xml:id="list613748446" text:continue-numbering="true" text:style-name="List_20_1">
        <text:list-item>
          <text:p text:style-name="P30">Cause his caste mark to glow brightly for a scene (as if the character has spent 4-7 motes of Peripheral Essence).</text:p>
        </text:list-item>
        <text:list-item>
          <text:p text:style-name="P30">Cause his caste mark to clearly illuminate everything within a 10 yard radius for a scene (as if the character has spent 4-7 motes of Peripheral Essence).</text:p>
        </text:list-item>
        <text:list-item>
          <text:p text:style-name="P30">Sense the nearest entry point into the Yozi realm or the nearest pathway that leads to the desert of Cecelyne.</text:p>
        </text:list-item>
      </text:list>
      <text:p text:style-name="P20">[Fill in some anima powers. <text:s/>Add Vitriol taint temporarily for extra/agg damage? <text:s/>Command 1<text:span text:style-name="T4">st</text:span>-Circle demons?]</text:p>
      <text:p text:style-name="P1"><text:span text:style-name="Inline_20_Heading">Associations:</text:span> Old Powers; Founding, Origination; Hierarchy, Obedience, Knowing One’s Place; Rebellion, Resentment</text:p>
      <text:p text:style-name="P1"><text:span text:style-name="Inline_20_Heading">Sobriquets:</text:span> The True Religion; The Urgent Legion; Inmates; Revivalists; The Tied and Sleeping; Brass Eyes</text:p>
      <text:p text:style-name="P1"><text:span text:style-name="Inline_20_Heading">Concepts:</text:span> historian, prison guard, heretic, reckless thaumaturge, demonic cult member, nostalgic curmudgeon, wise old weaver</text:p>
      <text:h text:style-name="Heading_20_3" text:outline-level="3">Divisional Realignment</text:h>
      <text:p text:style-name="P1">A choice of division, or parametadivision, is made at character creation time, but need not be fixed. <text:s/>If a cabal of five or more Erisians from <text:soft-page-break/>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This also changes the favored Abilities for the character, affecting experience costs from that point on.</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Spending Willpower to act against her primary Virtue, or to apply unnatural mental influence, gains a point of Hodge – overriding the will of the individual, their inherent chaos, is just wrong, y’see. <text:s/>Spending Willpower to act against her Divisional Virtue, or to resist unnatural mental influenc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14">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Failing that, take the most dominant social structure of the town, kingdom or similar large grouping in which the Exalt finds herself. <text:s/>Failing that, </text:span><text:span text:style-name="T9">i.e.</text:span><text:span text:style-name="T14">,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14">When the count of Podge reaches 10 (or more), </text:span>the character is driven to act strictly in accordance with the dominant order<text:span text:style-name="T14">,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p text:style-name="Text_20_body"><text:span text:style-name="Inline_20_Heading"><text:span text:style-name="T14">Essence and Maximums:</text:span></text:span><text:span text:style-name="T14"> Essence maximums related to aging so far appear to follow those for Solars; however, Priests of Eris older than 200 or so years have never been encountered. <text:s/>This may be because they don’t last much longer than that, or simply because they really have only recently be introduced to Creation. <text:s/>Or maybe the elder Discordians are just better at hiding.</text:span></text:p>
      <text:h text:style-name="Heading_20_1" text:outline-level="1">Backgrounds</text:h>
      <text:h text:style-name="Heading_20_2" text:outline-level="2">Standard Backgrounds</text:h>
      <text:p text:style-name="Text_20_body">All of the standard backgrounds apply to Discordian Exalted, but most are altered in some way.</text:p>
      <text:h text:style-name="Heading_20_3" text:outline-level="3">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3" text:outline-level="3">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3" text:outline-level="3">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3" text:outline-level="3">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3" text:outline-level="3">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3" text:outline-level="3">Familiar</text:h>
      <text:p text:style-name="Text_20_body">This background applies as normal to the Children of Eris. <text:s/>Familiars always recognize the character, regardless of whether or not the recumbent destiny is in effect.</text:p>
      <text:h text:style-name="Heading_20_3" text:outline-level="3">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7">•</text:p>
          </table:table-cell>
          <table:table-cell table:style-name="Table2.A1" office:value-type="string">
            <text:p text:style-name="Table_20_Contents">Provides a single follower.</text:p>
          </table:table-cell>
        </table:table-row>
        <table:table-row>
          <table:table-cell table:style-name="Table2.A2" office:value-type="string">
            <text:p text:style-name="P17">••</text:p>
          </table:table-cell>
          <table:table-cell table:style-name="Table2.A2" office:value-type="string">
            <text:p text:style-name="Table_20_Contents">Provides up to 5 followers.</text:p>
          </table:table-cell>
        </table:table-row>
        <table:table-row>
          <table:table-cell table:style-name="Table2.A1" office:value-type="string">
            <text:p text:style-name="P17">•••</text:p>
          </table:table-cell>
          <table:table-cell table:style-name="Table2.A1" office:value-type="string">
            <text:p text:style-name="Table_20_Contents">Provides 20 followers.</text:p>
          </table:table-cell>
        </table:table-row>
        <table:table-row>
          <table:table-cell table:style-name="Table2.A2" office:value-type="string">
            <text:p text:style-name="P17">••••</text:p>
          </table:table-cell>
          <table:table-cell table:style-name="Table2.A2" office:value-type="string">
            <text:p text:style-name="Table_20_Contents">Provides a loyal band of 100 followers.</text:p>
          </table:table-cell>
        </table:table-row>
        <text:soft-page-break/>
        <table:table-row>
          <table:table-cell table:style-name="Table2.A1" office:value-type="string">
            <text:p text:style-name="P17">•••••</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3" text:outline-level="3">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3" text:outline-level="3">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3" text:outline-level="3">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3" text:outline-level="3">Resources</text:h>
      <text:p text:style-name="Text_20_body">This background functions normally for Discordian Exalts. <text:s/>They prefer sources of income which are hard to track back to them, but that is a matter of flavor rather than mechanics.</text:p>
      <text:h text:style-name="Heading_20_2" text:outline-level="2">Extra Backgrounds</text:h>
      <text:h text:style-name="Heading_20_3" text:outline-level="3">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3" text:outline-level="3">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text:p>
      <text:p text:style-name="Text_20_body">If the character has three or more points in this background, for any Exalted types, she can pass on parts of her own identity to future bearers of her Exaltation. <text:s/>She will pass on carry (Echoes – 2) of her Intimacies when she dies, along with some fragments of memory around the subject of the Intimacy.</text:p>
      <text:h text:style-name="Heading_20_1" text:outline-level="1">Charms</text:h>
      <text:p text:style-name="TODO">[“Celestial Spanner Xxx”?]</text:p>
      <text:p text:style-name="P1">Discordian Exalted are not able to learn the Charms of other Exalted, though other Exalted who can learn “foreign” Charms, such as Zenith Caste Solars, may learn Discordian ones. <text:s/>However, Discordians can automatically change the Obvious aspects of their Charms to mimic other Charm effects they’ve witnessed or heard of, as long as they are at least as Obvious. <text:s/>Also, they are quite capable of developing custom Charms equivalent in power level to any other Exalted type. <text:s/>Indeed, they’re encouraged to do so, to keep their opponents guessing.</text:p>
      <text:h text:style-name="Heading_20_2" text:outline-level="2">Excellencies</text:h>
      <text:p text:style-name="Text_20_body">The First (Ability) Excellency, Essence Overwhelming: 1m adds 2 dice to pool, up to Essence.</text:p>
      <text:p text:style-name="Text_20_body">The Second (Ability) Excellency, Essence Triumphant: 2m adds 1 success, up to Essence. <text:s/>Can’t buy off penalties, as Sidereals can.</text:p>
      <text:p text:style-name="Text_20_body">The Third (Ability) Excellency, Essence Revisited: 3m gives a re-roll, may choose either result; the other result is stored for later use. The next time this Excellency is invoked, the result of the previously stored roll applies; no further roll is made. <text:s/>This Excellency <text:span text:style-name="T9">can</text:span><text:span text:style-name="T14"> be Comboed with the first two. <text:s/>By itself, it has no effect on static values derived from the relevant Ability, but it can be used in Combos with other Charms which do, such as the first two Excellencies. <text:s/>The Exalt can store a number of rolls up to his permanent Essence. <text:s/>Thus, a character with Essence 2 may invoke this Excellency once and store a roll; on his next invocation, he may either use that roll, or store another; on his third invocation, he must use one of the two stored rolls.</text:span></text:p>
      <text:p text:style-name="Text_20_body">The Other (Ability) Excellency, Essence Discounted: each 2m reduces the cost of the first three Excellencies by 1m for one scene, to a minimum of 0, with a maximum reduction of the character’s permanent Essence.</text:p>
      <text:p text:style-name="Text_20_body"/>
      <text:p text:style-name="TODO">[The following three need reviewing for game balance.] [Richard reckons the first two below need a keyword, prob. Shaping, and aren’t Excellencies as they affect others – Insolencies?]</text:p>
      <text:p text:style-name="Text_20_body">The Fourth (Ability) Excellency, Essence Confounding: 4m forces opponent to re-roll and choose less desirable result. If the opponent applies the Essence Resurgent in the same action (regardless of the step [does that make sense?]), this Excellency costs 2m, and neither character’s Excellency comes into effect, with the opponent’s motes remaining unspent.</text:p>
      <text:p text:style-name="Text_20_body">The Fifth (Ability) Excellency, Essence Ominous: each 4m raises target number for opponent by 1, up to a maximum of 10; but they can’t botch.</text:p>
      <text:h text:style-name="Heading_20_2" text:outline-level="2">1<text:span text:style-name="T4">st</text:span> Division</text:h>
      <text:h text:style-name="Heading_20_3" text:outline-level="3">Martial Arts</text:h>
      <text:p text:style-name="Text_20_body">Tree for Unity with opponent’s moves, including redirecting attacks</text:p>
      <text:p text:style-name="Text_20_body">Tree for confusing opponent</text:p>
      <text:h text:style-name="Heading_20_3" text:outline-level="3">Survival</text:h>
      <text:p text:style-name="Text_20_body">Self-sustenance</text:p>
      <text:p text:style-name="Text_20_body">Survival in harsh Elemental conditions, the Wyld, the Labyrinth</text:p>
      <text:p text:style-name="Text_20_body">Shelter in unexpected / tiny places</text:p>
      <text:h text:style-name="Heading_20_3" text:outline-level="3">Athletics</text:h>
      <text:p text:style-name="Text_20_body">Tree for Walking on water, fire, walls, air etc. <text:s/>(Throw self at ground, and miss.)</text:p>
      <text:p text:style-name="Text_20_body">Tree for using Athletics to enhance appearance, attacks, dodge, stealth.</text:p>
      <text:p text:style-name="Text_20_body">Tree for instinctive reactions? (Or would that be Dodge?)</text:p>
      <text:h text:style-name="Heading_20_3" text:outline-level="3">Sail</text:h>
      <text:p text:style-name="Text_20_body">Tree for mystical travel (e.g., teleportation while isolated?, “astral” travel); “sail beyond the sunset”</text:p>
      <text:p text:style-name="Text_20_body">Tree for communing with water, scrying etc.</text:p>
      <text:h text:style-name="Heading_20_3" text:outline-level="3">Awareness</text:h>
      <text:p text:style-name="Text_20_body">Long-distance / high-acuity senses; scrying</text:p>
      <text:p text:style-name="Text_20_body">Notice mental influence, deceit, larceny (tells / pantomimes)</text:p>
      <text:p text:style-name="Text_20_body">Awareness of geomancy, fate, … ???</text:p>
      <text:h text:style-name="Heading_20_2" text:outline-level="2">2<text:span text:style-name="T4">nd</text:span> Division</text:h>
      <text:h text:style-name="Heading_20_3" text:outline-level="3">Archery</text:h>
      <text:p text:style-name="Text_20_body">Tree for summoning/using arrows/weapons</text:p>
      <text:p text:style-name="Text_20_body">Tree for inflicting love/conflict/confusion, instead of damage</text:p>
      <text:p text:style-name="Text_20_body">Tree for strange attacks: delayed, through barriers, spying/bugging</text:p>
      <text:h text:style-name="Heading_20_3" text:outline-level="3">Medicine</text:h>
      <text:p text:style-name="Text_20_body">Tree for ignoring, deferring or changing the effects of damage</text:p>
      <text:p text:style-name="Text_20_body">Tree for healing emotional, psychic, spiritual damage</text:p>
      <text:p text:style-name="Text_20_body">Tree for creating strange effects (euphoria, seeing spirits, faking death)</text:p>
      <text:h text:style-name="Heading_20_3" text:outline-level="3"><text:soft-page-break/>Performance</text:h>
      <text:p text:style-name="Text_20_body">Tree for persuasion, weaving epics, salesmanship [careful not to duplicate Presence], seduction</text:p>
      <text:p text:style-name="Text_20_body">Tree for confusion, distraction/disruption [careful not to duplicate Presence], illusions</text:p>
      <text:p text:style-name="Text_20_body">“Dream Concoction Method”, “Legend in An Afternoon” – for spinning off dreams to feed the Fair Folk, without suffering damage oneself.</text:p>
      <text:h text:style-name="Heading_20_3" text:outline-level="3">Investigation</text:h>
      <text:p text:style-name="Text_20_body">Tree for discovering others’ motivations &amp; trigger points</text:p>
      <text:p text:style-name="Text_20_body">Tree for trading, true valuations</text:p>
      <text:p text:style-name="Text_20_body">Tree for noticing connections, or disturbances in natural patterns</text:p>
      <text:p text:style-name="Text_20_body">Maybe even changing reality by constructing evidence, somehow?</text:p>
      <text:h text:style-name="Heading_20_3" text:outline-level="3">Ride</text:h>
      <text:p text:style-name="Text_20_body">Tree for endowing their mounts with abilities, from basic useful ones up to intelligence, Essence etc.</text:p>
      <text:p text:style-name="Text_20_body">Tree for union with mount, controlling it better and borrowing its abilities (senses, strength, speed etc.)</text:p>
      <text:p text:style-name="Text_20_body">Tree for summoning / “unexpectedly finding” mounts of various power levels – not just horses</text:p>
      <text:p text:style-name="Text_20_body">Tree for “riding” / being-ridden-by objects, animals and even other people (but not spirits), loa-style</text:p>
      <text:h text:style-name="Heading_20_2" text:outline-level="2">3<text:span text:style-name="T4">rd</text:span> Division</text:h>
      <text:h text:style-name="Heading_20_3" text:outline-level="3">Melee</text:h>
      <text:p text:style-name="Text_20_body">Tree for improvising weapons from random objects, elements (e.g., air) etc.</text:p>
      <text:p text:style-name="Text_20_body">Tree for provoking conflict/confusion between/among enemies</text:p>
      <text:p text:style-name="Text_20_body">Tree for turning enemies’ strengths/attacks against them; defusing desire to attack</text:p>
      <text:p text:style-name="Text_20_body">Tree for attacking with surprise, while seeming not to attack, from unexpected directions etc.</text:p>
      <text:h text:style-name="Heading_20_3" text:outline-level="3">War</text:h>
      <text:p text:style-name="Text_20_body">Tree for provoking conflict/confusion between/among enemies, on a larger scale</text:p>
      <text:p text:style-name="Text_20_body">Tree for turning enemies’ strengths/attacks against them, on a larger scale; defusing desire to attack (rout)</text:p>
      <text:p text:style-name="Text_20_body">Tree for attacking with surprise, while seeming not to attack, from unexpected directions etc., on a larger scale</text:p>
      <text:p text:style-name="Text_20_body">Tree for increasing effective stats (esp. Drill) of forces while appearing to lessen them; inspiring foolhardiness; guerilla/flashmob action (Grass Rises Up Technique)</text:p>
      <text:h text:style-name="Heading_20_3" text:outline-level="3">Presence</text:h>
      <text:p text:style-name="Text_20_body">Tree for overriding/abnegating others’ identities/will, or subjugating/combining it to improve group action</text:p>
      <text:p text:style-name="Text_20_body">Tree for subverting/bestowing authority; appearing to have the presence of someone else</text:p>
      <text:p text:style-name="Text_20_body">Tree for gaining/diverting attention [careful not to duplicate Performance]</text:p>
      <text:p text:style-name="Text_20_body">Tree for supplementing mental/social/linguistic-in-person attacks</text:p>
      <text:h text:style-name="Heading_20_3" text:outline-level="3">Socialize</text:h>
      <text:p text:style-name="Text_20_body">Understanding &amp; subverting social norms &amp; desires</text:p>
      <text:p text:style-name="Text_20_body">Disrupting intentions</text:p>
      <text:p text:style-name="Text_20_body">Spreading ideas/heresy; forming a loose following, or a coordinated group (flashmob again)</text:p>
      <text:h text:style-name="Heading_20_3" text:outline-level="3">Linguistics</text:h>
      <text:p text:style-name="Text_20_body">Tree for duplicating and manipulating written comms (Xerox; Letter-without-a-letter Technique; unbreakable (one-way ;-) cypher)</text:p>
      <text:p text:style-name="Text_20_body">Tree for duplicating and manipulating verbal comms (Babel; Turkey Curse; Forked Tongue Technique)</text:p>
      <text:p text:style-name="Text_20_body">Tree for mental control / confusion via language</text:p>
      <text:p text:style-name="Text_20_body">Tree for communicating without language, or learning a language temporarily.</text:p>
      <text:h text:style-name="Heading_20_2" text:outline-level="2">4<text:span text:style-name="T4">th</text:span> Division</text:h>
      <text:h text:style-name="Heading_20_3" text:outline-level="3">Thrown</text:h>
      <text:p text:style-name="Text_20_body">Tree for improvising weapons from random objects, elements (e.g., air) etc. (Bowling)</text:p>
      <text:p text:style-name="Text_20_body">Tree for provoking conflict/confusion between/among enemies</text:p>
      <text:p text:style-name="Text_20_body">Tree for attacking with surprise, while seeming not to attack, from unexpected directions etc.</text:p>
      <text:p text:style-name="Text_20_body">Tree for throwing things with non-combat effects (magical containment, spying, pickpocketing)</text:p>
      <text:h text:style-name="Heading_20_3" text:outline-level="3">Dodge</text:h>
      <text:p text:style-name="Text_20_body">Tree for evading attacks (single, multiple, onslaught, combined etc.); have evasion penalize the enemy</text:p>
      <text:p text:style-name="Text_20_body">Tree for evading misfortune (crippling, poison, Fate, entire battle, death, area-effect, …)?</text:p>
      <text:p text:style-name="Text_20_body">Tree for avoiding physical environmental “attacks” (avalanches, falls, drowning, …)? <text:s/>“Brownian motion”</text:p>
      <text:h text:style-name="Heading_20_3" text:outline-level="3"><text:soft-page-break/>Larceny</text:h>
      <text:p text:style-name="Text_20_body">Tree for disguise (or making people mistake someone else for <text:span text:style-name="T14">you; also, disguising number)</text:span></text:p>
      <text:p text:style-name="Text_20_body">Tree for theft, con tricks, cheating in trades, oath-breaking, ?trap-rigging</text:p>
      <text:p text:style-name="Text_20_body">Tree for breaking-and-entering</text:p>
      <text:p text:style-name="Text_20_body">Tree for redirecting, removing or causing suspicion (“I don’t know, man, I didn’t do it”; planting evidence)</text:p>
      <text:h text:style-name="Heading_20_3" text:outline-level="3">Stealth</text:h>
      <text:p text:style-name="Text_20_body">Tree for hiding self (Hidden in plain sight; proper invisibility, also with concealment in other senses)</text:p>
      <text:p text:style-name="Text_20_body">Tree for hiding others, groups, or largish objects (Elephant in the Room)</text:p>
      <text:p text:style-name="Text_20_body">Tree for not leaving traces/evidence [or is that Larceny? Survival?]</text:p>
      <text:h text:style-name="Heading_20_3" text:outline-level="3">Occult</text:h>
      <text:p text:style-name="Text_20_body">Tree for communicating with spirits (and admonishing, embarrassing etc. gods?)</text:p>
      <text:p text:style-name="Text_20_body">Tree for “riding” / being-ridden-by spirits and elementals (but not objects, animals or people), loa-style</text:p>
      <text:p text:style-name="Text_20_body">Tree for seeing Essence flows, etc. (also Fate manipulations?)</text:p>
      <text:p text:style-name="Text_20_body">Temporary Ordination (like Essence Lending Method?)?</text:p>
      <text:p text:style-name="Text_20_body">Tree for dealing with demons, Fair Folk etc.</text:p>
      <text:p text:style-name="Text_20_body">Triangle / Square / Pentacle Circle Sorcery</text:p>
      <text:p text:style-name="Text_20_body">Elemental manipulation?</text:p>
      <text:h text:style-name="Heading_20_2" text:outline-level="2">5<text:span text:style-name="T4">th</text:span> Division</text:h>
      <text:h text:style-name="Heading_20_3" text:outline-level="3">Integrity</text:h>
      <text:p text:style-name="Text_20_body">Tree for ignoring/redirecting shaping effects.</text:p>
      <text:list xml:id="list769897318" text:style-name="L1">
        <text:list-item>
          <text:p text:style-name="P31">Perhaps something which allows the Charm user to take on Wyld mutations while in there, but shake them off on returning to Creation?</text:p>
        </text:list-item>
      </text:list>
      <text:p text:style-name="Text_20_body">Tree for ignoring/redirecting mental influences.</text:p>
      <text:list xml:id="list1369483741" text:style-name="L2">
        <text:list-item>
          <text:p text:style-name="P32">E.g., making the opponent convinced that their attack has succeeded, when in fact it fails.</text:p>
        </text:list-item>
      </text:list>
      <text:p text:style-name="Text_20_body">Tree for ignoring/redirecting Fate manipulations.</text:p>
      <text:h text:style-name="Heading_20_3" text:outline-level="3">Resistance</text:h>
      <text:p text:style-name="Text_20_body">Tree for basic physical enhancement, e.g., Durability of Oak Meditation.</text:p>
      <text:p text:style-name="Text_20_body">Tree for improvising protection/armor, from physical objects, elements, etc.</text:p>
      <text:p text:style-name="Text_20_body">Tree for ignoring damage, distributing it equally across objects, allies, enemies etc.</text:p>
      <text:p text:style-name="Text_20_body">Tree for “re-writing” plagues, crippling effects etc. to conform to own biology, making them harmless, or undoing them over time.</text:p>
      <text:h text:style-name="Heading_20_3" text:outline-level="3">Craft</text:h>
      <text:p text:style-name="Text_20_body">Tree for imposing order</text:p>
      <text:list xml:id="list477739731" text:style-name="L3">
        <text:list-item>
          <text:p text:style-name="P33">Mass production</text:p>
        </text:list-item>
        <text:list-item>
          <text:p text:style-name="P33">Making existing things conform to existing patterns, or to blueprints. <text:s/>Extracting blueprints from existing things.</text:p>
        </text:list-item>
      </text:list>
      <text:p text:style-name="Text_20_body">Tree for disassembling or re-assembling (e.g., repairing one thing, using another)</text:p>
      <text:p text:style-name="Text_20_body">Tree for improvising unexpected uses from an object (think “A-Team” :-).</text:p>
      <text:p text:style-name="Text_20_body">Tree for protecting things from damage, Shaping etc.</text:p>
      <text:h text:style-name="Heading_20_3" text:outline-level="3">Lore</text:h>
      <text:p text:style-name="Text_20_body">Tree for knowing things without texts/evidence.</text:p>
      <text:p text:style-name="Text_20_body">Tree for educating others, voluntarily or otherwise. <text:s/>Temporary effects? <text:s/>Replacing facts they already know (or is that more like Memory-Reweaving Discipline)?</text:p>
      <text:p text:style-name="Text_20_body">Tree for boosting Essence, Willpower etc. <text:s/>Also for reducing/transferring Limit and other Great Curse effects?</text:p>
      <text:p text:style-name="Text_20_body">Tree for opposing the Fair Folk / Sidereals (directly, or to counter Shaping effects, or even to re-write existing effects)?</text:p>
      <text:p text:style-name="Text_20_body">Something like Immanent Solar Glory, but gain Essence for interfering with a system, rather than maintaining it?</text:p>
      <text:p text:style-name="Text_20_body"/>
      <text:h text:style-name="Heading_20_3" text:outline-level="3">Bureaucracy</text:h>
      <text:p text:style-name="Text_20_body">Tree for manipulating systems</text:p>
      <text:list xml:id="list224536074" text:style-name="L4">
        <text:list-item>
          <text:p text:style-name="P34">Learning systems – think </text:p>
        </text:list-item>
        <text:list-item>
          <text:p text:style-name="P34">Manipulating decisions based on bureaucratic forms/processes.</text:p>
        </text:list-item>
        <text:list-item>
          <text:p text:style-name="P34">Creating new forms/processes to achieve desired ends.</text:p>
        </text:list-item>
        <text:list-item>
          <text:p text:style-name="P34">Discover/re-write official/recorded information about people.</text:p>
        </text:list-item>
        <text:list-item>
          <text:p text:style-name="P34">Official vs. Surreptitious Business</text:p>
        </text:list-item>
        <text:list-item>
          <text:p text:style-name="P34">Uncovering secrets through analyzing side channels of bureaucracy (from “Zambian cybernetics genius”)</text:p>
        </text:list-item>
        <text:list-item>
          <text:p text:style-name="P34">Inserting temporary “stealth” systems to achieve effects without creating real Projects.</text:p>
        </text:list-item>
      </text:list>
      <text:p text:style-name="Text_20_body">Tree for improving/worsening systems mid- or long-term. <text:s/>(Do it without the “downsizing” of the Solar Charm :-)</text:p>
      <text:p text:style-name="Text_20_body">Communicating with pattern spiders, to adjust Fate in a way which they don’t object to. <text:s/>(Loom-as-Harp Technique; Limited Loom Panic)</text:p>
      <text:h text:style-name="Heading_20_1" text:outline-level="1">Martial Arts</text:h>
      <text:p text:style-name="TODO">[TODO … not sure I can be bothered with these, except maybe the Bureaucracy-related one :-)]</text:p>
      <text:h text:style-name="Heading_20_2" text:outline-level="2">1: Martial Arts</text:h>
      <text:p text:style-name="Text_20_body">Talking to the Hand</text:p>
      <text:h text:style-name="Heading_20_2" text:outline-level="2">2: Performance</text:h>
      <text:p text:style-name="Text_20_body">Big Top / Great Ultimate / T’ai Chi</text:p>
      <text:h text:style-name="Heading_20_2" text:outline-level="2">3: War</text:h>
      <text:p text:style-name="Text_20_body">Hand Signals Form</text:p>
      <text:h text:style-name="Heading_20_2" text:outline-level="2">4: Occult</text:h>
      <text:p text:style-name="Text_20_body">Form Without Form</text:p>
      <text:h text:style-name="Heading_20_2" text:outline-level="2">5: Bureaucracy</text:h>
      <text:p text:style-name="Text_20_body">Form Request Form</text:p>
      <text:h text:style-name="Heading_20_1" text:outline-level="1">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9">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h text:style-name="Heading_20_1"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208854671" text:continue-list="list613748446" text:style-name="List_20_1">
        <text:list-item>
          <text:p text:style-name="P26">Determine his Numerology point total for the effect.</text:p>
        </text:list-item>
        <text:list-item>
          <text:p text:style-name="P26">Choose a duration, range and scope, and a specific target fitting that scope.</text:p>
        </text:list-item>
        <text:list-item>
          <text:p text:style-name="P26">Choose one or more values to be affected.</text:p>
        </text:list-item>
        <text:list-item>
          <text:p text:style-name="P26">Select a mechanism of balance for the effect.</text:p>
        </text:list-item>
        <text:list-item>
          <text:p text:style-name="P26">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8">Numerology<text:line-break/>Points</text:p>
          </table:table-cell>
          <table:table-cell table:style-name="Table4.A1" office:value-type="string">
            <text:p text:style-name="P18">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8">Numerology<text:line-break/>Points</text:p>
          </table:table-cell>
          <table:table-cell table:style-name="Table6.A1" office:value-type="string">
            <text:p text:style-name="P18">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ext:soft-page-break/>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534855589" text:continue-numbering="true" text:style-name="List_20_1">
        <text:list-item>
          <text:p text:style-name="P26">damage value</text:p>
        </text:list-item>
        <text:list-item>
          <text:p text:style-name="P26">damage type (B/L/A)</text:p>
        </text:list-item>
        <text:list-item>
          <text:p text:style-name="P26">damage interval (action, minute, day, hour)</text:p>
        </text:list-item>
        <text:list-item>
          <text:p text:style-name="P26">toxicity value</text:p>
        </text:list-item>
        <text:list-item>
          <text:p text:style-name="P26">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401500918" text:continue-numbering="true" text:style-name="List_20_1">
        <text:list-item>
          <text:p text:style-name="P26">relevant distances: a distance of 0 can be raised to 10 yards, or a distance of 10 yards or less reduced to 0; other distances can be multiplied or divided by 10</text:p>
        </text:list-item>
        <text:list-item>
          <text:p text:style-name="P26">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9">does</text:span><text:span text:style-name="T14">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text:soft-page-break/>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727967820" text:continue-numbering="true" text:style-name="List_20_1">
        <text:list-item>
          <text:p text:style-name="P26">Join Battle/Debate <text:span text:style-name="T9">and</text:span><text:span text:style-name="T14"> DV/MDV for unexpected attacks (both modified together)</text:span></text:p>
        </text:list-item>
        <text:list-item>
          <text:p text:style-name="P26">Dodge or Parry DV</text:p>
        </text:list-item>
        <text:list-item>
          <text:p text:style-name="P26">Dodge or Parry MDV</text:p>
        </text:list-item>
        <text:list-item>
          <text:p text:style-name="P26">Knockdown Threshold <text:span text:style-name="T9">and</text:span><text:span text:style-name="T14"> Pool (both modified together)</text:span></text:p>
        </text:list-item>
        <text:list-item>
          <text:p text:style-name="P26"><text:span text:style-name="T14">Stunning Threshold </text:span><text:span text:style-name="T9">and</text:span><text:span text:style-name="T14"> Pool (both modified together)</text:span></text:p>
        </text:list-item>
        <text:list-item>
          <text:p text:style-name="P28">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28">Number of -4 Health levels – if reduced to no -4 Health levels, further reductions take away Incapacitated levels, then Dying levels</text:p>
        </text:list-item>
      </text:list>
      <text:p text:style-name="P1">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14">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9">down</text:span><text:span text:style-name="T14">.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9">if</text:span><text:span text:style-name="T14">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43493071" text:continue-numbering="true" text:style-name="List_20_1">
        <text:list-item>
          <text:p text:style-name="P26">Damaged/Destroyed health levels, to half or double their original rating, together</text:p>
        </text:list-item>
        <text:list-item>
          <text:p text:style-name="P26">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46283607" text:continue-numbering="true" text:style-name="List_20_1">
        <text:list-item>
          <text:p text:style-name="P26">Vehicle speed (halve or double)</text:p>
        </text:list-item>
        <text:list-item>
          <text:p text:style-name="P26">Endurance (either halving or doubling the Essence commitment, where provided by the pilot; or else halving or doubling the time until <text:soft-page-break/>maintenance checks are required <text:span text:style-name="T9">or</text:span><text:span text:style-name="T14"> the time between checks thereafter)</text:span></text:p>
        </text:list-item>
        <text:list-item>
          <text:p text:style-name="P26">Maneuverability</text:p>
        </text:list-item>
        <text:list-item>
          <text:p text:style-name="P26">Crew</text:p>
        </text:list-item>
        <text:list-item>
          <text:p text:style-name="P26">Cargo (halve or double)</text:p>
        </text:list-item>
        <text:list-item>
          <text:p text:style-name="P26">Armor</text:p>
        </text:list-item>
        <text:list-item>
          <text:p text:style-name="P26">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169969971" text:continue-numbering="true" text:style-name="List_20_1">
        <text:list-item>
          <text:p text:style-name="P26">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26">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26">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26">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9">per modified value</text:span><text:span text:style-name="T14">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627709955" text:continue-numbering="true" text:style-name="List_20_1">
        <text:list-item>
          <text:p text:style-name="P26">which, if any, of the adjustments would be meaningless (e.g., trying to increase an Ability which is already at 5);</text:p>
        </text:list-item>
        <text:list-item>
          <text:p text:style-name="P26">whether the character is one point away from Limit Break or similar effects;</text:p>
        </text:list-item>
        <text:list-item>
          <text:p text:style-name="P26">the amount by which the target’s Essence exceeds the character’s – i.e., the extra cost required in effect points or Willpower;</text:p>
        </text:list-item>
        <text:list-item>
          <text:p text:style-name="P26">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text:soft-page-break/>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h text:style-name="Heading_20_1" text:outline-level="1">Characters</text:h>
      <text:p text:style-name="TODO">TODO</text:p>
      <text:h text:style-name="Heading_20_2" text:outline-level="2">Historical</text:h>
      <text:h text:style-name="Heading_20_3" text:outline-level="3">Ancient</text:h>
      <text:h text:style-name="Heading_20_4" text:outline-level="4">Sri Sadasti</text:h>
      <text:p text:style-name="Text_20_body">Patron to psychedelic type Discordians. Patron of The Season of Confusion.</text:p>
      <text:p text:style-name="Text_20_body_20_out-dent"><text:span text:style-name="Inline_20_Heading">Division:</text:span> Anchor</text:p>
      <text:h text:style-name="Heading_20_4" text:outline-level="4">Dr. Van van Mojo</text:h>
      <text:p text:style-name="Text_20_body">A Head Doctor of Deep Africa and Maker of Fine Dolls. … Patron of The Season of Discord.</text:p>
      <text:p text:style-name="Text_20_body_20_out-dent"><text:span text:style-name="Inline_20_Heading">Division:</text:span> Arrow</text:p>
      <text:h text:style-name="Heading_20_4" text:outline-level="4">Hung Mung</text:h>
      <text:p text:style-name="Text_20_body">A Sage of Ancient China and Official Discordian Missionary to the Heathen Chinee. He who originally devised THE SACRED CHAO. Patron of The Season of Chaos.</text:p>
      <text:p text:style-name="Text_20_body_20_out-dent"><text:span text:style-name="Inline_20_Heading">Division:</text:span> Apple</text:p>
      <text:h text:style-name="Heading_20_4" text:outline-level="4">Zarathud the Incorrigible</text:h>
      <text:p text:style-name="Text_20_body">Sometimes called Zarathud the Staunch.</text:p>
      <text:p text:style-name="Text_20_body">A hard nosed Hermit of Medieval Europe and Chaosphe Bible Banger. <text:s/>Dubbed "Offender of The Faith." Discovered the Five Commandments. <text:s/>Patron of The Season of Bureaucracy.</text:p>
      <text:p text:style-name="Text_20_body_20_out-dent"><text:span text:style-name="Inline_20_Heading">Division:</text:span> Anvil</text:p>
      <text:h text:style-name="Heading_20_4" text:outline-level="4">The Elder Malaclypse</text:h>
      <text:p text:style-name="Text_20_body_20_out-dent"><text:span text:style-name="Inline_20_Heading">Division:</text:span> Archway</text:p>
      <text:p text:style-name="Text_20_body">A wandering Wiseman of Ancient Mediterrania ("Med-Terra" or middle earth), who followed a 5-pointed Star through the alleys of Rome, Damascus, Baghdad, Jerusalem, Mecca and Cairo, bearing a sign that seemed to read "DOOM". <text:s/>This is a misunderstanding. <text:s/>The sign actually read "DUMB". … Patron of The Season of The Aftermath.</text:p>
      <text:h text:style-name="Heading_20_3" text:outline-level="3">Less Ancient</text:h>
      <text:h text:style-name="Heading_20_4" text:outline-level="4">The Reverend Hypocrates Magoun</text:h>
      <text:p text:style-name="Text_20_body_20_out-dent"><text:span text:style-name="Inline_20_Heading">Division:</text:span> Anchor</text:p>
      <text:h text:style-name="Heading_20_4" text:outline-level="4">Fang the Unwashed, WKC</text:h>
      <text:p text:style-name="Text_20_body_20_out-dent"><text:span text:style-name="Inline_20_Heading">Division:</text:span> Arrow</text:p>
      <text:h text:style-name="Heading_20_4" text:outline-level="4">Emperor Nellens Jo-Shu</text:h>
      <text:p text:style-name="Text_20_body">A couple of seasons after the disappearance of the Scarlet Empress, some fragments of House Iselsi started to receive reports of a possible new claimant of power in the Scavenger Lands. <text:s/>Apparently a minor but beloved middle-aged scion of Nellens, based in one of their River Province tributaries, had declared himself Emperor Jo-Shu. <text:s/>Agents of the Eye arrived there a week or two in advance of heavily-armed House Mnemon “negotiators”, on the chance he would be, or could be made to seem, a valid successor.</text:p>
      <text:p text:style-name="Text_20_body">On arrival, however, they were sorely disappointed. <text:s/>The Wood-Aspect Dragon-Blood in question was clearly insane: dressed in a ragged parody of proper House attire, unkempt hair filled with fading twigs and leaves, and a gaze which seemed always half in dream.</text:p>
      <text:p text:style-name="Text_20_body">Further investigation revealed that his fragile rice trade with the Blessed Isle had fallen apart with the confusion of the Empress’ fall. <text:s/>He had become bankrupt, cut off from the main House, and went into seclusion, living off the remains of his unshipped goods. <text:s/>He was not seen for several months, then suddenly reappeared in his current sorry state.</text:p>
      <text:p text:style-name="Text_20_body">He had indeed proclaimed himself Emperor, but his only “subjects” were local mortals who had previously known of and favored him, humoring him in his madness. <text:s/>The Eye agents abandoned their quest in disgust. <text:s/>When the Mnemon party arrived their reactions were a mixture of amusement and contempt, and they left him alone, considering it a waste of time and beneath them even to threaten him.</text:p>
      <text:p text:style-name="Text_20_body">Since then, Emperor Jo-Shu has issued “currency” in the form of leaves and, to the irritation of the Guild, <text:s/>the locals have gone so far as to carry out some minor trade with them. <text:s/>Indeed, it has had the effect of stimulating trade, since the “money” decays, rather than gaining interest in a bank, and only Jo-Shu himself can issue more. <text:s/>His reputation as a pleasant eccentric has grown and he has gained some informal influence: mad though he may be, he is still a Prince of the Earth, and capable of using his powers to help his friends. <text:s/>Claiming a fear of sailing, he has called for a bridge to be built to the Blessed Isle, so that he can take his rightful place in the Imperial City. <text:s/>A few volunteers occasionally add some more planks of wood to what is barely even a pier, but this is all a game, of course.</text:p>
      <text:p text:style-name="Text_20_body_20_out-dent"><text:span text:style-name="Inline_20_Heading">Division:</text:span> Apple</text:p>
      <text:h text:style-name="Heading_20_4" text:outline-level="4">Saint Gulik</text:h>
      <text:p text:style-name="Text_20_body">Messenger of the Goddess. <text:s/>He is a Roach.</text:p>
      <text:p text:style-name="Text_20_body_20_out-dent"><text:soft-page-break/><text:span text:style-name="Inline_20_Heading">Division:</text:span> Archway</text:p>
      <text:p text:style-name="Text_20_body"/>
      <text:h text:style-name="Heading_20_4" text:outline-level="4">Malaclypse the Younger</text:h>
      <text:p text:style-name="Text_20_body_20_out-dent"><text:span text:style-name="Inline_20_Heading">Division:</text:span> Anvil</text:p>
      <text:h text:style-name="Heading_20_2" text:outline-level="2">Signature</text:h>
      <text:h text:style-name="Heading_20_3" text:outline-level="3">1st: xxx</text:h>
      <text:h text:style-name="Heading_20_3" text:outline-level="3">2nd: xxx</text:h>
      <text:h text:style-name="Heading_20_3" text:outline-level="3">Apple, Division by Zero: Vlad the Inhaler</text:h>
      <text:h text:style-name="Heading_20_3" text:outline-level="3">4th: xxx</text:h>
      <text:p text:style-name="Text_20_body"/>
      <text:p text:style-name="Quotations">A serious young man found the conflicts within the Realm, after the disappearance of the Empress, confusing. He went to many people seeking a way of resolving within himself the discords that troubled him, but he remained troubled.</text:p>
      <text:p text:style-name="Quotations">One night in a tea-house, a self-ordained Immaculate Master said to him, “Go to the dilapidated manse you will find at this address which I have written down for you. Do not speak to those who live there; you must remain silent until the moon rises tomorrow night. Go to the large room on the right of the main hallway, sit in the lotus position on top of the rubble in the northeast corner, face the corner, and meditate.”</text:p>
      <text:p text:style-name="Quotations">He did as the Immaculate Master instructed. His meditation was frequently interrupted by worries. He worried whether or not the rest of the plumbing fixtures would fall from the second floor bathroom to join the pipes and other debris he was sitting on. He worried how he would know when the moon rose on the next night. He worried about what the people who walked through the room said about him.</text:p>
      <text:p text:style-name="Quotations">His worrying and meditation were disturbed when, as if in a test of his faith, ordure fell from the second floor onto him. At that time two people walked into the room. The first asked the second who the man sitting there was. The second replied, “Some say he is a holy man. Others say he is a shithead.”</text:p>
      <text:p text:style-name="Quotations">Hearing this, the man was enlightened.</text:p>
      <text:p text:style-name="Text_20_body">sdfsdfsdf</text:p>
      <text:h text:style-name="Heading_20_3" text:outline-level="3">5th: xxx</text:h>
      <text:h text:style-name="Heading_20_1" text:outline-level="1">Panoply</text:h>
      <text:h text:style-name="Heading_20_2" text:outline-level="2">Manses and Demesnes</text:h>
      <text:h text:style-name="Heading_20_3" text:outline-level="3">The House of Mirrors (Manse <text:span text:style-name="T23">•••••,</text:span> Sidereal-Aspected)</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Creation Points: 15</text:p>
      <text:list xml:id="list943261229" text:style-name="L5">
        <text:list-item>
          <text:p text:style-name="P35">Rating: 10</text:p>
        </text:list-item>
        <text:list-item>
          <text:p text:style-name="P35">Hearthstone Reduction: 5</text:p>
        </text:list-item>
      </text:list>
      <text:p text:style-name="Text_20_body">Powers:</text:p>
      <text:list xml:id="list961426939" text:style-name="L6">
        <text:list-item>
          <text:p text:style-name="P36">Reality Archive: 2</text:p>
        </text:list-item>
        <text:list-item>
          <text:p text:style-name="P36">Puzzle Manse: 3</text:p>
        </text:list-item>
        <text:list-item>
          <text:p text:style-name="P36">Outside Fate: 4</text:p>
        </text:list-item>
        <text:list-item>
          <text:p text:style-name="P36">Portal Creation: 6</text:p>
        </text:list-item>
      </text:list>
      <text:h text:style-name="Heading_20_2" text:outline-level="2">Artifacts</text:h>
      <text:h text:style-name="P40" text:outline-level="3">The Cabal-ah (Artifact <text:span text:style-name="T22">•••)</text:span></text:h>
      <text:p text:style-name="P1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1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1" text:outline-level="1">Random Notes</text:h>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box—“think yourself out of your box” ;-)</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9">i.e.</text:span><text:span text:style-name="T14">,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9">some</text:span><text:span text:style-name="T14">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text:soft-page-break/>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5">Paratheoianametamystichood of Eris Esoteric</text:p>
      <text:p text:style-name="P5">… under no circumstances may you become a Prophet. We don’t intend to jeopardize our nonprophet status.</text:p>
      <text:p text:style-name="P5">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6">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6">weeks on end.”</text:span></text:p>
      <text:p text:style-name="P5">Besides the pen is only mighter than the sword at a range greater than five feet.</text:p>
      <text:p text:style-name="P5">Perhaps occasionally the soul of Emperor Norton descends once more into the world to momentarily inhabit the body of an otherwise undistinguished infidel.</text:p>
      <text:p text:style-name="P5">According to L.A. Rollins in Lucifer’s Lexicon a Discordian is one who likes to wear Emperor Norton’s old clothes.</text:p>
      <text:p text:style-name="P5">Discordianism is not just a religion; it is a mental illness.</text:p>
      <text:p text:style-name="P5">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5">OR</text:p>
      <text:p text:style-name="P5">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5">No matter whether he calls himself Greyface or the Anti-“Bob” he acts like the Devil, because his most famous line is: “Let me organize it for you!”</text:p>
      <text:p text:style-name="P5">But no doubt you are also curious about Eris. Where does she hang out these days - now that Olympus has gone tourist? Eris Discordia is in Limbo, where all we virtuous pagans and our gods and goddesses go between lifetimes.</text:p>
      <text:p text:style-name="P5">There is no prohibition against prayer - which is not to say we think it is a wise activity.</text:p>
      <text:p text:style-name="Text_20_body"><text:span text:style-name="T6">Eristic Avatars are sent down into Reality, the original Rorschach, for the purpose keeping things from becoming so well </text:span><text:span text:style-name="T6">ordered that they stop working. This they often accomplish by insisting that certain arbitrary interpretations of reality are the only valid ones. That causes Strife </text:span><text:span text:style-name="T6">which results in Confusion which revitalizes Holy Chaos.</text:span></text:p>
      <text:p text:style-name="P5">… as the Taoist sage Chuang Tzu simply said, “The more laws there are, the more crime there is.”</text:p>
      <text:p text:style-name="P5">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5">That was Greg showing off his rubber stamp collection. Few hobbies are as psychologically gratifying - especially when some bureaucrat is making you wait, with his or her back to you for a moment - as collection rubber stamps.</text:p>
      <text:p text:style-name="P5">A secret method of identifying your Discordianship for the benefit of other Discordians is by wearing a pull-off aluminum beer-can tab, strung through its ring, around your neck. That is called an All-Seeing Eye of Eris (complete with Tear) …</text:p>
      <text:p text:style-name="P5">Do not for a moment think you cannot be an exceptional orator if you can just find some way to keep repeating yourself hypnotically and changing the subject of your speech frequently at the same time.</text:p>
      <text:h text:style-name="Heading_20_2" text:outline-level="2"><text:soft-page-break/>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7">ings?</text:span></text:p>
      <text:p text:style-name="P15">M2: Even false things are true.</text:p>
      <text:p text:style-name="P15">GP: How can that be?</text:p>
      <text:p text:style-name="P16">M2: I don’t know man, I didn’t do it.</text:p>
      <text:p text:style-name="P16">–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10">mad</text:span><text:span text:style-name="T11"> but not </text:span><text:span text:style-name="T10">ill</text:span><text:span text:style-name="T11">.” – Werewolf Bridge, Robert Anton Wilson</text:span></text:p>
      <text:p text:style-name="P6">“... we Erisians seldom pray, it is much too dangerous”</text:p>
      <text:p text:style-name="Text_20_body"><text:span text:style-name="T11">“Heaven is down. Hell is up. This is proven by the fact that the planets and stars are orderly in </text:span><text:span text:style-name="T11">their movements, while down on earth we come close to the primal chaos. <text:s/>There are four other proofs, but I forgot them.” – Josh the Dill // KING KONG KABAL</text:span></text:p>
      <text:p text:style-name="P6">“Eris is not hateful or malicious. But She is mischievous, and does get a little bitchy at times.”</text:p>
      <text:p text:style-name="P6">The Law of Fives. <text:s/>The Holy 23.</text:p>
      <text:p text:style-name="P6">*** “The Nagas of Upper Burma say that the sun shines by day because, being a woman, it is afraid to venture out by night.”</text:p>
      <text:p text:style-name="P6">“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7">“To diverse gods<text:line-break/>Do mortals bow;<text:line-break/>Holy Cow, and<text:line-break/>Wholly Chao.”<text:line-break/>– Rev. Dr. Grindlebone<text:line-break/>Monroe Cabal</text:p>
      <text:p text:style-name="P6">“Common sense is what tells you that the world is flat.”</text:p>
      <text:p text:style-name="P6">“This is St. Gulik. <text:s/>He is the Messenger of the Goddess. <text:s/>A different age from ours called him Hermes. <text:s/>Many people called him by many names. <text:s/>He is a Roach.”</text:p>
      <text:p text:style-name="Text_20_body"><text:span text:style-name="T11">“Everybody I know who is right always agrees with </text:span><text:span text:style-name="T10">me</text:span><text:span text:style-name="T11">.” – Rev. Lady Mal.</text:span></text:p>
      <text:p text:style-name="P6">POEE Calendar (00034)</text:p>
      <text:p text:style-name="P6">"The Five Laws have root in awareness." – Che Fung (Ezra Pound, Canto 85)</text:p>
      <text:p text:style-name="P6">“... under Eris Confusion became established, and was hence called Bureaucracy; while over Bureaucracy Eris became established, and was hence called Discordia” – Book of Uterus, 1:7</text:p>
      <text:p text:style-name="Text_20_body"><text:span text:style-name="T11">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10">we</text:span><text:span text:style-name="T11"> know.</text:span></text:p>
      <text:list xml:id="list1329837035" text:style-name="L7">
        <text:list-item>
          <text:p text:style-name="P38">The Military Order of THE KNIGHTS OF THE FIVE SIDED TEMPLE. This is for all of the soldiers and bureaucrats of the world. [Apple]</text:p>
        </text:list-item>
        <text:list-item>
          <text:p text:style-name="P38">The Political Order of THE PARTY FOR WAR ON EVIL. This is reserved for lawmakers, censors, and like ilk. [Anvil]</text:p>
        </text:list-item>
        <text:list-item>
          <text:p text:style-name="P38">The Academic Order of THE HEMLOCK FELLOWSHIP. They commonly inhabit schools and universities, and dominate many of them. [Archway]</text:p>
        </text:list-item>
        <text:list-item>
          <text:p text:style-name="P38">The Social Order of THE CITIZENS COMMITTEE FOR CONCERNED CITIZENS. This is mostly a grass-roots version of the more professional military, political, academic and sacred Orders. [Arrow]</text:p>
        </text:list-item>
        <text:list-item>
          <text:p text:style-name="P37"><text:span text:style-name="T11">The Sacred Order of THE DEFAMATION LEAGUE. Not much is known about the D.L., but they are very ancient and quite possibly were founded by Greyface himself. It is known that they now have absolute domination over all organized churches in the world. </text:span><text:span text:style-name="T11">It is also believed that they have been costuming cabbages and passing them off as human beings. [Anchor]</text:span></text:p>
        </text:list-item>
      </text:list>
      <text:p text:style-name="P6">“immanentize the eschaton” – make-part-of-oneself/reality the end/final_destiny-of-everything</text:p>
      <text:p text:style-name="P6"><text:soft-page-break/>The Five Basic Elements: Sweet, Boom, Pungent, Prickle and Orange</text:p>
      <text:p text:style-name="P6">“Study Demonology with an enemy this Sunday,” sez Thom, Gnos.</text:p>
      <text:p text:style-name="P6">“Illuminate the opposition!”</text:p>
      <text:p text:style-name="P6">“The Golden Secret” // “Nonsense as Salvation”</text:p>
      <text:p text:style-name="P6">“The future site of beautiful San Andreas Canyon”</text:p>
      <text:p text:style-name="P6">“Idealism lives with rules. Realism lives with rocks.” – Professor Ignotium P. Ignotius</text:p>
      <text:p text:style-name="P6">[See Norton Cabal Interview for properties of some characters.]</text:p>
      <text:p text:style-name="P6">[Look in random arty comix/mags for images to paste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4" svg:font-family="'American Typewriter'" style:font-family-generic="modern"/>
    <style:font-face style:name="American Typewriter5" svg:font-family="'American Typewriter'" style:font-adornments="Regular" style:font-family-generic="modern"/>
    <style:font-face style:name="Cochin2" svg:font-family="Cochin" style:font-family-generic="modern"/>
    <style:font-face style:name="TimesNewRomanPSMT" svg:font-family="TimesNewRomanPSMT" style:font-family-generic="roman"/>
    <style:font-face style:name="American Typewriter3"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Arial1" svg:font-family="Arial" style:font-pitch="variable"/>
    <style:font-face style:name="Cochin1" svg:font-family="Cochin" style:font-pitch="variable"/>
    <style:font-face style:name="DejaVu Sans2" svg:font-family="'DejaVu Sans'" style:font-pitch="variable"/>
    <style:font-face style:name="MS Gothic" svg:font-family="'MS Gothic'" style:font-pitch="variable"/>
    <style:font-face style:name="Tahoma" svg:font-family="Tahoma" style:font-pitch="variable"/>
    <style:font-face style:name="Palatino1" svg:font-family="Palatino"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American Typewriter2" svg:font-family="'American Typewriter'" style:font-family-generic="swiss"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0_20_Degrees" draw:display-name="Black 0 Degrees" draw:style="single" draw:color="#000000" draw:distance="0.058cm" draw:rotation="0"/>
    <draw:fill-image draw:name="Aqua" xlink:href="Pictures/100000000000005E0000005E28BA7964.png" xlink:type="simple" xlink:show="embed" xlink:actuate="onLoad"/>
    <draw:fill-image draw:name="Linen" xlink:href="Pictures/100000000000005E0000005E0ABD0FC9.png" xlink:type="simple" xlink:show="embed" xlink:actuate="onLoad"/>
    <draw:fill-image draw:name="Marble" xlink:href="Pictures/100000000000005E0000005ED13A61AC.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draw:fill-image draw:name="Wall" xlink:href="Pictures/10000000000000B4000000874138D207.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DejaVu Sans1"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chin"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TODO" style:family="paragraph" style:parent-style-name="Text_20_body">
      <style:paragraph-properties fo:background-color="#ffff00">
        <style:background-image/>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Page_20_Number_20__28_left_29_" style:display-name="Page Number (left)" style:family="paragraph" style:parent-style-name="Page_20_Number_20__28_right_29_">
      <style:paragraph-properties fo:text-align="start" style:justify-single-word="false"/>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xt_20_body_20_out-dent" style:display-name="Text body out-dent" style:family="paragraph" style:parent-style-name="Text_20_body">
      <style:paragraph-properties fo:margin-left="0cm" fo:margin-right="0cm" fo:text-indent="0cm" style:auto-text-indent="false"/>
    </style:style>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Heading" style:display-name="Inline Heading" style:family="text">
      <style:text-properties fo:font-weight="bold" fo:background-color="transparent" style:font-weight-asian="bold" style:font-weight-complex="bold"/>
    </style:style>
    <style:style style:name="Page_20_Number" style:display-name="Page Number" style:family="text">
      <style:text-properties style:font-name="Palatino" fo:font-size="10pt"/>
    </style:style>
    <style:style style:name="Example" style:family="text">
      <style:text-properties style:font-name="Courier New" style:font-name-asian="Courier New" style:font-name-complex="Courier New"/>
    </style:style>
    <style:style style:name="Definition" style:family="text"/>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Page_20_Number_20__28_right_29_"><text:tab/><text:page-number text:select-page="current">1</text:page-number></text:p>
      </style:footer>
    </style:master-page>
    <style:master-page style:name="Left_20_Page" style:display-name="Left Page" style:page-layout-name="Mpm3" style:next-style-name="Right_20_Page">
      <style:footer>
        <text:p text:style-name="Page_20_Number_20__28_left_29_"><text:tab/><text:page-number text:select-page="current">1</text:page-number></text:p>
      </style:footer>
    </style:master-page>
    <style:master-page style:name="Right_20_Page" style:display-name="Right Page" style:page-layout-name="Mpm4" style:next-style-name="Left_20_Page">
      <style:footer>
        <text:p text:style-name="Page_20_Number_20__28_right_29_"><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Hugh Greene</meta:initial-creator>
    <meta:creation-date>2008-07-24T09:58:39</meta:creation-date>
    <dc:date>2010-07-16T10:35:25</dc:date>
    <dc:language>en-GB</dc:language>
    <meta:editing-cycles>317</meta:editing-cycles>
    <meta:editing-duration>PT287H59M22S</meta:editing-duration>
    <meta:document-statistic meta:table-count="5" meta:image-count="0" meta:object-count="0" meta:page-count="35" meta:paragraph-count="867" meta:word-count="19091" meta:character-count="114645"/>
    <meta:user-defined meta:name="Info 1"/>
    <meta:user-defined meta:name="Info 2"/>
    <meta:user-defined meta:name="Info 3"/>
    <meta:user-defined meta:name="Info 4"/>
  </office:meta>
</office:document-meta>
</file>